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1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7.5mm"/>
    </style:style>
    <style:style style:name="co15" style:family="table-column">
      <style:table-column-properties fo:break-before="auto" style:column-width="18.15mm"/>
    </style:style>
    <style:style style:name="co16" style:family="table-column">
      <style:table-column-properties fo:break-before="auto" style:column-width="17.74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 style:data-style-name="N17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0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padding="0.71mm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2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2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2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5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2" table:default-cell-style-name="ce28"/>
        <table:table-column table:style-name="co4" table:number-columns-repeated="2" table:default-cell-style-name="ce28"/>
        <table:table-column table:style-name="co5" table:default-cell-style-name="ce28"/>
        <table:table-column table:style-name="co6" table:number-columns-repeated="13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227" table:default-cell-style-name="ce28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6" table:number-columns-repeated="5"/>
            <table:table-cell table:style-name="ce93" table:number-columns-repeated="14"/>
            <table:table-cell table:style-name="ce95" table:number-columns-repeated="994"/>
          </table:table-row>
          <table:table-row table:style-name="ro2">
            <table:table-cell table:style-name="ce2" table:number-columns-repeated="9"/>
            <table:table-cell table:style-name="ce66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5"/>
            <table:table-cell table:style-name="ce86" table:number-columns-repeated="5"/>
            <table:table-cell table:style-name="ce93" table:number-columns-repeated="14"/>
            <table:table-cell table:style-name="ce95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6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6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6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6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6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6" office:value-type="string" calcext:value-type="string">
              <text:p>離婚</text:p>
            </table:table-cell>
            <table:table-cell table:style-name="ce87" table:number-columns-repeated="4"/>
            <table:table-cell table:number-columns-repeated="2"/>
            <table:table-cell table:style-name="ce94" table:number-columns-repeated="4"/>
            <table:table-cell table:style-name="ce87"/>
            <table:table-cell table:style-name="ce94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7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7" office:value-type="string" calcext:value-type="string">
              <text:p>對數</text:p>
            </table:table-cell>
            <table:table-cell table:style-name="ce88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635617" calcext:value-type="float">
            <text:p><text:s text:c="3"/>1,635,617</text:p>
          </table:table-cell>
          <table:table-cell table:style-name="ce39" office:value-type="float" office:value="1598111" calcext:value-type="float">
            <text:p><text:s text:c="3"/>1,598,111</text:p>
          </table:table-cell>
          <table:table-cell table:style-name="ce39" office:value-type="float" office:value="271450" calcext:value-type="float">
            <text:p><text:s text:c="3"/>271,450</text:p>
          </table:table-cell>
          <table:table-cell table:style-name="ce39" office:value-type="float" office:value="123180" calcext:value-type="float">
            <text:p><text:s text:c="3"/>123,180</text:p>
          </table:table-cell>
          <table:table-cell table:style-name="ce39" office:value-type="float" office:value="5340" calcext:value-type="float">
            <text:p><text:s text:c="3"/>5,340</text:p>
          </table:table-cell>
          <table:table-cell table:style-name="ce39" office:value-type="float" office:value="4083" calcext:value-type="float">
            <text:p><text:s text:c="3"/>4,083</text:p>
          </table:table-cell>
          <table:table-cell table:style-name="ce39" office:value-type="float" office:value="913" calcext:value-type="float">
            <text:p><text:s text:c="3"/>913</text:p>
          </table:table-cell>
          <table:table-cell table:style-name="ce39"/>
          <table:table-cell table:style-name="ce78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745645" calcext:value-type="float">
            <text:p><text:s text:c="3"/>745,645</text:p>
          </table:table-cell>
          <table:table-cell table:style-name="ce40" office:value-type="float" office:value="730863" calcext:value-type="float">
            <text:p><text:s text:c="3"/>730,863</text:p>
          </table:table-cell>
          <table:table-cell table:style-name="ce40" office:value-type="float" office:value="141462" calcext:value-type="float">
            <text:p><text:s text:c="3"/>141,462</text:p>
          </table:table-cell>
          <table:table-cell table:style-name="ce40" office:value-type="float" office:value="76600" calcext:value-type="float">
            <text:p><text:s text:c="3"/>76,600</text:p>
          </table:table-cell>
          <table:table-cell table:style-name="ce40" office:value-type="float" office:value="2750" calcext:value-type="float">
            <text:p><text:s text:c="3"/>2,750</text:p>
          </table:table-cell>
          <table:table-cell table:style-name="ce40" office:value-type="float" office:value="1864" calcext:value-type="float">
            <text:p><text:s text:c="3"/>1,864</text:p>
          </table:table-cell>
          <table:table-cell table:style-name="ce40" office:value-type="float" office:value="460" calcext:value-type="float">
            <text:p><text:s text:c="3"/>460</text:p>
          </table:table-cell>
          <table:table-cell table:style-name="ce40" office:value-type="float" office:value="145976" calcext:value-type="float">
            <text:p><text:s text:c="3"/>145,976</text:p>
          </table:table-cell>
          <table:table-cell table:style-name="ce79" office:value-type="float" office:value="43603" calcext:value-type="float">
            <text:p><text:s text:c="3"/>43,6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889972" calcext:value-type="float">
            <text:p><text:s text:c="3"/>889,972</text:p>
          </table:table-cell>
          <table:table-cell table:style-name="ce41" office:value-type="float" office:value="867248" calcext:value-type="float">
            <text:p><text:s text:c="3"/>867,248</text:p>
          </table:table-cell>
          <table:table-cell table:style-name="ce41" office:value-type="float" office:value="129988" calcext:value-type="float">
            <text:p><text:s text:c="3"/>129,988</text:p>
          </table:table-cell>
          <table:table-cell table:style-name="ce49" office:value-type="float" office:value="46580" calcext:value-type="float">
            <text:p><text:s text:c="3"/>46,580</text:p>
          </table:table-cell>
          <table:table-cell table:style-name="ce49" office:value-type="float" office:value="2590" calcext:value-type="float">
            <text:p><text:s text:c="3"/>2,590</text:p>
          </table:table-cell>
          <table:table-cell table:style-name="ce49" office:value-type="float" office:value="2219" calcext:value-type="float">
            <text:p><text:s text:c="3"/>2,219</text:p>
          </table:table-cell>
          <table:table-cell table:style-name="ce49" office:value-type="float" office:value="453" calcext:value-type="float">
            <text:p><text:s text:c="3"/>453</text:p>
          </table:table-cell>
          <table:table-cell table:style-name="ce49"/>
          <table:table-cell table:style-name="ce80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44021" calcext:value-type="float">
            <text:p><text:s text:c="3"/>1,444,021</text:p>
          </table:table-cell>
          <table:table-cell table:style-name="ce39" office:value-type="float" office:value="1437773" calcext:value-type="float">
            <text:p><text:s text:c="3"/>1,437,773</text:p>
          </table:table-cell>
          <table:table-cell table:style-name="ce39" office:value-type="float" office:value="283661" calcext:value-type="float">
            <text:p><text:s text:c="3"/>283,661</text:p>
          </table:table-cell>
          <table:table-cell table:style-name="ce39" office:value-type="float" office:value="126113" calcext:value-type="float">
            <text:p><text:s text:c="3"/>126,113</text:p>
          </table:table-cell>
          <table:table-cell table:style-name="ce39" office:value-type="float" office:value="5555" calcext:value-type="float">
            <text:p><text:s text:c="3"/>5,555</text:p>
          </table:table-cell>
          <table:table-cell table:style-name="ce39" office:value-type="float" office:value="4042" calcext:value-type="float">
            <text:p><text:s text:c="3"/>4,042</text:p>
          </table:table-cell>
          <table:table-cell table:style-name="ce39" office:value-type="float" office:value="1014" calcext:value-type="float">
            <text:p><text:s text:c="3"/>1,014</text:p>
          </table:table-cell>
          <table:table-cell table:style-name="ce48"/>
          <table:table-cell table:style-name="ce67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50283" calcext:value-type="float">
            <text:p><text:s text:c="3"/>650,283</text:p>
          </table:table-cell>
          <table:table-cell table:style-name="ce40" office:value-type="float" office:value="650932" calcext:value-type="float">
            <text:p><text:s text:c="3"/>650,932</text:p>
          </table:table-cell>
          <table:table-cell table:style-name="ce40" office:value-type="float" office:value="148042" calcext:value-type="float">
            <text:p><text:s text:c="3"/>148,042</text:p>
          </table:table-cell>
          <table:table-cell table:style-name="ce40" office:value-type="float" office:value="78073" calcext:value-type="float">
            <text:p><text:s text:c="3"/>78,073</text:p>
          </table:table-cell>
          <table:table-cell table:style-name="ce40" office:value-type="float" office:value="2902" calcext:value-type="float">
            <text:p><text:s text:c="3"/>2,902</text:p>
          </table:table-cell>
          <table:table-cell table:style-name="ce40" office:value-type="float" office:value="1854" calcext:value-type="float">
            <text:p><text:s text:c="3"/>1,854</text:p>
          </table:table-cell>
          <table:table-cell table:style-name="ce40" office:value-type="float" office:value="553" calcext:value-type="float">
            <text:p><text:s text:c="3"/>553</text:p>
          </table:table-cell>
          <table:table-cell table:style-name="ce40" office:value-type="float" office:value="173209" calcext:value-type="float">
            <text:p><text:s text:c="3"/>173,209</text:p>
          </table:table-cell>
          <table:table-cell table:style-name="ce79" office:value-type="float" office:value="49003" calcext:value-type="float">
            <text:p><text:s text:c="3"/>49,0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3738" calcext:value-type="float">
            <text:p><text:s text:c="3"/>793,738</text:p>
          </table:table-cell>
          <table:table-cell table:style-name="ce41" office:value-type="float" office:value="786841" calcext:value-type="float">
            <text:p><text:s text:c="3"/>786,841</text:p>
          </table:table-cell>
          <table:table-cell table:style-name="ce41" office:value-type="float" office:value="135619" calcext:value-type="float">
            <text:p><text:s text:c="3"/>135,619</text:p>
          </table:table-cell>
          <table:table-cell table:style-name="ce41" office:value-type="float" office:value="48040" calcext:value-type="float">
            <text:p><text:s text:c="3"/>48,040</text:p>
          </table:table-cell>
          <table:table-cell table:style-name="ce41" office:value-type="float" office:value="2653" calcext:value-type="float">
            <text:p><text:s text:c="3"/>2,653</text:p>
          </table:table-cell>
          <table:table-cell table:style-name="ce41" office:value-type="float" office:value="2188" calcext:value-type="float">
            <text:p><text:s text:c="3"/>2,188</text:p>
          </table:table-cell>
          <table:table-cell table:style-name="ce41" office:value-type="float" office:value="461" calcext:value-type="float">
            <text:p><text:s text:c="3"/>461</text:p>
          </table:table-cell>
          <table:table-cell table:style-name="ce49"/>
          <table:table-cell table:style-name="ce80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81843" calcext:value-type="float">
            <text:p><text:s text:c="3"/>1,381,843</text:p>
          </table:table-cell>
          <table:table-cell table:style-name="ce39" office:value-type="float" office:value="1376912" calcext:value-type="float">
            <text:p><text:s text:c="3"/>1,376,912</text:p>
          </table:table-cell>
          <table:table-cell table:style-name="ce39" office:value-type="float" office:value="305312" calcext:value-type="float">
            <text:p><text:s text:c="3"/>305,312</text:p>
          </table:table-cell>
          <table:table-cell table:style-name="ce39" office:value-type="float" office:value="125958" calcext:value-type="float">
            <text:p><text:s text:c="3"/>125,958</text:p>
          </table:table-cell>
          <table:table-cell table:style-name="ce39" office:value-type="float" office:value="6044" calcext:value-type="float">
            <text:p><text:s text:c="3"/>6,044</text:p>
          </table:table-cell>
          <table:table-cell table:style-name="ce39" office:value-type="float" office:value="3988" calcext:value-type="float">
            <text:p><text:s text:c="3"/>3,988</text:p>
          </table:table-cell>
          <table:table-cell table:style-name="ce39" office:value-type="float" office:value="930" calcext:value-type="float">
            <text:p><text:s text:c="3"/>930</text:p>
          </table:table-cell>
          <table:table-cell table:style-name="ce48"/>
          <table:table-cell table:style-name="ce67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2797" calcext:value-type="float">
            <text:p><text:s text:c="3"/>622,797</text:p>
          </table:table-cell>
          <table:table-cell table:style-name="ce40" office:value-type="float" office:value="624978" calcext:value-type="float">
            <text:p><text:s text:c="3"/>624,978</text:p>
          </table:table-cell>
          <table:table-cell table:style-name="ce40" office:value-type="float" office:value="159726" calcext:value-type="float">
            <text:p><text:s text:c="3"/>159,726</text:p>
          </table:table-cell>
          <table:table-cell table:style-name="ce40" office:value-type="float" office:value="78223" calcext:value-type="float">
            <text:p><text:s text:c="3"/>78,223</text:p>
          </table:table-cell>
          <table:table-cell table:style-name="ce40" office:value-type="float" office:value="3081" calcext:value-type="float">
            <text:p><text:s text:c="3"/>3,081</text:p>
          </table:table-cell>
          <table:table-cell table:style-name="ce40" office:value-type="float" office:value="1843" calcext:value-type="float">
            <text:p><text:s text:c="3"/>1,843</text:p>
          </table:table-cell>
          <table:table-cell table:style-name="ce40" office:value-type="float" office:value="509" calcext:value-type="float">
            <text:p><text:s text:c="3"/>509</text:p>
          </table:table-cell>
          <table:table-cell table:style-name="ce40" office:value-type="float" office:value="181642" calcext:value-type="float">
            <text:p><text:s text:c="3"/>181,642</text:p>
          </table:table-cell>
          <table:table-cell table:style-name="ce79" office:value-type="float" office:value="52670" calcext:value-type="float">
            <text:p><text:s text:c="3"/>52,67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59046" calcext:value-type="float">
            <text:p><text:s text:c="3"/>759,046</text:p>
          </table:table-cell>
          <table:table-cell table:style-name="ce41" office:value-type="float" office:value="751934" calcext:value-type="float">
            <text:p><text:s text:c="3"/>751,934</text:p>
          </table:table-cell>
          <table:table-cell table:style-name="ce41" office:value-type="float" office:value="145586" calcext:value-type="float">
            <text:p><text:s text:c="3"/>145,586</text:p>
          </table:table-cell>
          <table:table-cell table:style-name="ce41" office:value-type="float" office:value="47735" calcext:value-type="float">
            <text:p><text:s text:c="3"/>47,735</text:p>
          </table:table-cell>
          <table:table-cell table:style-name="ce41" office:value-type="float" office:value="2963" calcext:value-type="float">
            <text:p><text:s text:c="3"/>2,963</text:p>
          </table:table-cell>
          <table:table-cell table:style-name="ce41" office:value-type="float" office:value="2145" calcext:value-type="float">
            <text:p><text:s text:c="3"/>2,145</text:p>
          </table:table-cell>
          <table:table-cell table:style-name="ce41" office:value-type="float" office:value="421" calcext:value-type="float">
            <text:p><text:s text:c="3"/>421</text:p>
          </table:table-cell>
          <table:table-cell table:style-name="ce45"/>
          <table:table-cell table:style-name="ce81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73363" calcext:value-type="float">
            <text:p><text:s text:c="3"/>1,373,363</text:p>
          </table:table-cell>
          <table:table-cell table:style-name="ce39" office:value-type="float" office:value="1377174" calcext:value-type="float">
            <text:p><text:s text:c="3"/>1,377,174</text:p>
          </table:table-cell>
          <table:table-cell table:style-name="ce39" office:value-type="float" office:value="260354" calcext:value-type="float">
            <text:p><text:s text:c="3"/>260,354</text:p>
          </table:table-cell>
          <table:table-cell table:style-name="ce39" office:value-type="float" office:value="127647" calcext:value-type="float">
            <text:p><text:s text:c="3"/>127,647</text:p>
          </table:table-cell>
          <table:table-cell table:style-name="ce39" office:value-type="float" office:value="5804" calcext:value-type="float">
            <text:p><text:s text:c="3"/>5,804</text:p>
          </table:table-cell>
          <table:table-cell table:style-name="ce39" office:value-type="float" office:value="3510" calcext:value-type="float">
            <text:p><text:s text:c="3"/>3,510</text:p>
          </table:table-cell>
          <table:table-cell table:style-name="ce39" office:value-type="float" office:value="897" calcext:value-type="float">
            <text:p><text:s text:c="3"/>897</text:p>
          </table:table-cell>
          <table:table-cell table:style-name="ce48" office:value-type="string" calcext:value-type="string">
            <text:p><text:s text:c="8"/></text:p>
          </table:table-cell>
          <table:table-cell table:style-name="ce6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3899" calcext:value-type="float">
            <text:p><text:s text:c="3"/>623,899</text:p>
          </table:table-cell>
          <table:table-cell table:style-name="ce40" office:value-type="float" office:value="630575" calcext:value-type="float">
            <text:p><text:s text:c="3"/>630,575</text:p>
          </table:table-cell>
          <table:table-cell table:style-name="ce40" office:value-type="float" office:value="135596" calcext:value-type="float">
            <text:p><text:s text:c="3"/>135,596</text:p>
          </table:table-cell>
          <table:table-cell table:style-name="ce40" office:value-type="float" office:value="79319" calcext:value-type="float">
            <text:p><text:s text:c="3"/>79,319</text:p>
          </table:table-cell>
          <table:table-cell table:style-name="ce40" office:value-type="float" office:value="2976" calcext:value-type="float">
            <text:p><text:s text:c="3"/>2,976</text:p>
          </table:table-cell>
          <table:table-cell table:style-name="ce40" office:value-type="float" office:value="1703" calcext:value-type="float">
            <text:p><text:s text:c="3"/>1,703</text:p>
          </table:table-cell>
          <table:table-cell table:style-name="ce40" office:value-type="float" office:value="449" calcext:value-type="float">
            <text:p><text:s text:c="3"/>449</text:p>
          </table:table-cell>
          <table:table-cell table:style-name="ce40" office:value-type="float" office:value="170515" calcext:value-type="float">
            <text:p><text:s text:c="3"/>170,515</text:p>
          </table:table-cell>
          <table:table-cell table:style-name="ce79" office:value-type="float" office:value="56538" calcext:value-type="float">
            <text:p><text:s text:c="3"/>56,538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49464" calcext:value-type="float">
            <text:p><text:s text:c="3"/>749,464</text:p>
          </table:table-cell>
          <table:table-cell table:style-name="ce41" office:value-type="float" office:value="746599" calcext:value-type="float">
            <text:p><text:s text:c="3"/>746,599</text:p>
          </table:table-cell>
          <table:table-cell table:style-name="ce41" office:value-type="float" office:value="124758" calcext:value-type="float">
            <text:p><text:s text:c="3"/>124,758</text:p>
          </table:table-cell>
          <table:table-cell table:style-name="ce41" office:value-type="float" office:value="48328" calcext:value-type="float">
            <text:p><text:s text:c="3"/>48,328</text:p>
          </table:table-cell>
          <table:table-cell table:style-name="ce41" office:value-type="float" office:value="2828" calcext:value-type="float">
            <text:p><text:s text:c="3"/>2,828</text:p>
          </table:table-cell>
          <table:table-cell table:style-name="ce41" office:value-type="float" office:value="1807" calcext:value-type="float">
            <text:p><text:s text:c="3"/>1,80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49" office:value-type="string" calcext:value-type="string">
            <text:p><text:s text:c="8"/></text:p>
          </table:table-cell>
          <table:table-cell table:style-name="ce8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52575" calcext:value-type="float">
            <text:p><text:s text:c="3"/>1,452,575</text:p>
          </table:table-cell>
          <table:table-cell table:style-name="ce39" office:value-type="float" office:value="1456261" calcext:value-type="float">
            <text:p><text:s text:c="3"/>1,456,261</text:p>
          </table:table-cell>
          <table:table-cell table:style-name="ce39" office:value-type="float" office:value="247530" calcext:value-type="float">
            <text:p><text:s text:c="3"/>247,530</text:p>
          </table:table-cell>
          <table:table-cell table:style-name="ce39" office:value-type="float" office:value="128636" calcext:value-type="float">
            <text:p><text:s text:c="3"/>128,636</text:p>
          </table:table-cell>
          <table:table-cell table:style-name="ce39" office:value-type="float" office:value="5579" calcext:value-type="float">
            <text:p><text:s text:c="3"/>5,579</text:p>
          </table:table-cell>
          <table:table-cell table:style-name="ce39" office:value-type="float" office:value="3453" calcext:value-type="float">
            <text:p><text:s text:c="3"/>3,453</text:p>
          </table:table-cell>
          <table:table-cell table:style-name="ce39" office:value-type="float" office:value="927" calcext:value-type="float">
            <text:p><text:s text:c="3"/>927</text:p>
          </table:table-cell>
          <table:table-cell table:style-name="ce48" office:value-type="string" calcext:value-type="string">
            <text:p><text:s text:c="8"/></text:p>
          </table:table-cell>
          <table:table-cell table:style-name="ce6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61090" calcext:value-type="float">
            <text:p><text:s text:c="3"/>661,090</text:p>
          </table:table-cell>
          <table:table-cell table:style-name="ce40" office:value-type="float" office:value="667521" calcext:value-type="float">
            <text:p><text:s text:c="3"/>667,521</text:p>
          </table:table-cell>
          <table:table-cell table:style-name="ce40" office:value-type="float" office:value="129537" calcext:value-type="float">
            <text:p><text:s text:c="3"/>129,537</text:p>
          </table:table-cell>
          <table:table-cell table:style-name="ce40" office:value-type="float" office:value="79348" calcext:value-type="float">
            <text:p><text:s text:c="3"/>79,348</text:p>
          </table:table-cell>
          <table:table-cell table:style-name="ce40" office:value-type="float" office:value="2822" calcext:value-type="float">
            <text:p><text:s text:c="3"/>2,822</text:p>
          </table:table-cell>
          <table:table-cell table:style-name="ce40" office:value-type="float" office:value="1696" calcext:value-type="float">
            <text:p><text:s text:c="3"/>1,696</text:p>
          </table:table-cell>
          <table:table-cell table:style-name="ce40" office:value-type="float" office:value="479" calcext:value-type="float">
            <text:p><text:s text:c="3"/>479</text:p>
          </table:table-cell>
          <table:table-cell table:style-name="ce40" office:value-type="float" office:value="172655" calcext:value-type="float">
            <text:p><text:s text:c="3"/>172,655</text:p>
          </table:table-cell>
          <table:table-cell table:style-name="ce79" office:value-type="float" office:value="61213" calcext:value-type="float">
            <text:p><text:s text:c="3"/>61,21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1485" calcext:value-type="float">
            <text:p><text:s text:c="3"/>791,485</text:p>
          </table:table-cell>
          <table:table-cell table:style-name="ce41" office:value-type="float" office:value="788740" calcext:value-type="float">
            <text:p><text:s text:c="3"/>788,740</text:p>
          </table:table-cell>
          <table:table-cell table:style-name="ce41" office:value-type="float" office:value="117993" calcext:value-type="float">
            <text:p><text:s text:c="3"/>117,993</text:p>
          </table:table-cell>
          <table:table-cell table:style-name="ce41" office:value-type="float" office:value="49288" calcext:value-type="float">
            <text:p><text:s text:c="3"/>49,288</text:p>
          </table:table-cell>
          <table:table-cell table:style-name="ce41" office:value-type="float" office:value="2757" calcext:value-type="float">
            <text:p><text:s text:c="3"/>2,757</text:p>
          </table:table-cell>
          <table:table-cell table:style-name="ce41" office:value-type="float" office:value="1757" calcext:value-type="float">
            <text:p><text:s text:c="3"/>1,75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4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73526" calcext:value-type="float">
            <text:p><text:s text:c="3"/>1,273,526</text:p>
          </table:table-cell>
          <table:table-cell table:style-name="ce39" office:value-type="float" office:value="1286021" calcext:value-type="float">
            <text:p><text:s text:c="3"/>1,286,021</text:p>
          </table:table-cell>
          <table:table-cell table:style-name="ce39" office:value-type="float" office:value="227070" calcext:value-type="float">
            <text:p><text:s text:c="3"/>227,070</text:p>
          </table:table-cell>
          <table:table-cell table:style-name="ce39" office:value-type="float" office:value="130801" calcext:value-type="float">
            <text:p><text:s text:c="3"/>130,801</text:p>
          </table:table-cell>
          <table:table-cell table:style-name="ce39" office:value-type="float" office:value="4842" calcext:value-type="float">
            <text:p><text:s text:c="3"/>4,842</text:p>
          </table:table-cell>
          <table:table-cell table:style-name="ce39" office:value-type="float" office:value="3072" calcext:value-type="float">
            <text:p><text:s text:c="3"/>3,072</text:p>
          </table:table-cell>
          <table:table-cell table:style-name="ce39" office:value-type="float" office:value="834" calcext:value-type="float">
            <text:p><text:s text:c="3"/>834</text:p>
          </table:table-cell>
          <table:table-cell table:style-name="ce67" office:value-type="string" calcext:value-type="string">
            <text:p><text:s text:c="8"/></text:p>
          </table:table-cell>
          <table:table-cell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82232" calcext:value-type="float">
            <text:p><text:s text:c="3"/>582,232</text:p>
          </table:table-cell>
          <table:table-cell table:style-name="ce42" office:value-type="float" office:value="591179" calcext:value-type="float">
            <text:p><text:s text:c="3"/>591,179</text:p>
          </table:table-cell>
          <table:table-cell table:style-name="ce59" office:value-type="float" office:value="118984" calcext:value-type="float">
            <text:p><text:s text:c="3"/>118,984</text:p>
          </table:table-cell>
          <table:table-cell table:style-name="ce59" office:value-type="float" office:value="80384" calcext:value-type="float">
            <text:p><text:s text:c="3"/>80,384</text:p>
          </table:table-cell>
          <table:table-cell table:style-name="ce59" office:value-type="float" office:value="2555" calcext:value-type="float">
            <text:p><text:s text:c="3"/>2,555</text:p>
          </table:table-cell>
          <table:table-cell table:style-name="ce59" office:value-type="float" office:value="1468" calcext:value-type="float">
            <text:p><text:s text:c="3"/>1,468</text:p>
          </table:table-cell>
          <table:table-cell table:style-name="ce59" office:value-type="float" office:value="457" calcext:value-type="float">
            <text:p><text:s text:c="3"/>457</text:p>
          </table:table-cell>
          <table:table-cell table:style-name="ce59" office:value-type="float" office:value="171483" calcext:value-type="float">
            <text:p><text:s text:c="3"/>171,483</text:p>
          </table:table-cell>
          <table:table-cell table:style-name="ce59" office:value-type="float" office:value="64866" calcext:value-type="float">
            <text:p><text:s text:c="3"/>64,866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91294" calcext:value-type="float">
            <text:p><text:s text:c="3"/>691,294</text:p>
          </table:table-cell>
          <table:table-cell table:style-name="ce43" office:value-type="float" office:value="694842" calcext:value-type="float">
            <text:p><text:s text:c="3"/>694,842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49" office:value-type="float" office:value="50417" calcext:value-type="float">
            <text:p><text:s text:c="3"/>50,417</text:p>
          </table:table-cell>
          <table:table-cell table:style-name="ce49" office:value-type="float" office:value="2287" calcext:value-type="float">
            <text:p><text:s text:c="3"/>2,287</text:p>
          </table:table-cell>
          <table:table-cell table:style-name="ce49" office:value-type="float" office:value="1604" calcext:value-type="float">
            <text:p><text:s text:c="3"/>1,604</text:p>
          </table:table-cell>
          <table:table-cell table:style-name="ce49" office:value-type="float" office:value="377" calcext:value-type="float">
            <text:p><text:s text:c="3"/>377</text:p>
          </table:table-cell>
          <table:table-cell table:style-name="ce43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64937" calcext:value-type="float">
            <text:p><text:s text:c="3"/>1,264,937</text:p>
          </table:table-cell>
          <table:table-cell table:style-name="ce39" office:value-type="float" office:value="1261692" calcext:value-type="float">
            <text:p><text:s text:c="3"/>1,261,692</text:p>
          </table:table-cell>
          <table:table-cell table:style-name="ce39" office:value-type="float" office:value="216419" calcext:value-type="float">
            <text:p><text:s text:c="3"/>216,419</text:p>
          </table:table-cell>
          <table:table-cell table:style-name="ce39" office:value-type="float" office:value="135092" calcext:value-type="float">
            <text:p><text:s text:c="3"/>135,092</text:p>
          </table:table-cell>
          <table:table-cell table:style-name="ce39" office:value-type="float" office:value="4940" calcext:value-type="float">
            <text:p><text:s text:c="3"/>4,940</text:p>
          </table:table-cell>
          <table:table-cell table:style-name="ce39" office:value-type="float" office:value="2752" calcext:value-type="float">
            <text:p><text:s text:c="3"/>2,752</text:p>
          </table:table-cell>
          <table:table-cell table:style-name="ce39" office:value-type="float" office:value="945" calcext:value-type="float">
            <text:p><text:s text:c="3"/>945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78462" calcext:value-type="float">
            <text:p><text:s text:c="3"/>578,462</text:p>
          </table:table-cell>
          <table:table-cell table:style-name="ce42" office:value-type="float" office:value="581882" calcext:value-type="float">
            <text:p><text:s text:c="3"/>581,882</text:p>
          </table:table-cell>
          <table:table-cell table:style-name="ce42" office:value-type="float" office:value="113639" calcext:value-type="float">
            <text:p><text:s text:c="3"/>113,639</text:p>
          </table:table-cell>
          <table:table-cell table:style-name="ce42" office:value-type="float" office:value="83696" calcext:value-type="float">
            <text:p><text:s text:c="3"/>83,696</text:p>
          </table:table-cell>
          <table:table-cell table:style-name="ce42" office:value-type="float" office:value="2623" calcext:value-type="float">
            <text:p><text:s text:c="3"/>2,623</text:p>
          </table:table-cell>
          <table:table-cell table:style-name="ce42" office:value-type="float" office:value="1339" calcext:value-type="float">
            <text:p><text:s text:c="3"/>1,339</text:p>
          </table:table-cell>
          <table:table-cell table:style-name="ce44" office:value-type="float" office:value="501" calcext:value-type="float">
            <text:p><text:s text:c="3"/>501</text:p>
          </table:table-cell>
          <table:table-cell table:style-name="ce42" office:value-type="float" office:value="131453" calcext:value-type="float">
            <text:p><text:s text:c="3"/>131,453</text:p>
          </table:table-cell>
          <table:table-cell table:style-name="ce42" office:value-type="float" office:value="62796" calcext:value-type="float">
            <text:p><text:s text:c="3"/>62,796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86475" calcext:value-type="float">
            <text:p><text:s text:c="3"/>686,475</text:p>
          </table:table-cell>
          <table:table-cell table:style-name="ce43" office:value-type="float" office:value="679810" calcext:value-type="float">
            <text:p><text:s text:c="3"/>679,810</text:p>
          </table:table-cell>
          <table:table-cell table:style-name="ce43" office:value-type="float" office:value="102780" calcext:value-type="float">
            <text:p><text:s text:c="3"/>102,780</text:p>
          </table:table-cell>
          <table:table-cell table:style-name="ce43" office:value-type="float" office:value="51396" calcext:value-type="float">
            <text:p><text:s text:c="3"/>51,396</text:p>
          </table:table-cell>
          <table:table-cell table:style-name="ce43" office:value-type="float" office:value="2317" calcext:value-type="float">
            <text:p><text:s text:c="3"/>2,317</text:p>
          </table:table-cell>
          <table:table-cell table:style-name="ce43" office:value-type="float" office:value="1413" calcext:value-type="float">
            <text:p><text:s text:c="3"/>1,413</text:p>
          </table:table-cell>
          <table:table-cell table:style-name="ce45" office:value-type="float" office:value="444" calcext:value-type="float">
            <text:p><text:s text:c="3"/>444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42018" calcext:value-type="float">
            <text:p><text:s text:c="3"/>1,442,018</text:p>
          </table:table-cell>
          <table:table-cell table:style-name="ce39" office:value-type="float" office:value="1427213" calcext:value-type="float">
            <text:p><text:s text:c="3"/>1,427,213</text:p>
          </table:table-cell>
          <table:table-cell table:style-name="ce39" office:value-type="float" office:value="205854" calcext:value-type="float">
            <text:p><text:s text:c="3"/>205,854</text:p>
          </table:table-cell>
          <table:table-cell table:style-name="ce39" office:value-type="float" office:value="139398" calcext:value-type="float">
            <text:p><text:s text:c="3"/>139,398</text:p>
          </table:table-cell>
          <table:table-cell table:style-name="ce39" office:value-type="float" office:value="5028" calcext:value-type="float">
            <text:p><text:s text:c="3"/>5,028</text:p>
          </table:table-cell>
          <table:table-cell table:style-name="ce39" office:value-type="float" office:value="2658" calcext:value-type="float">
            <text:p><text:s text:c="3"/>2,658</text:p>
          </table:table-cell>
          <table:table-cell table:style-name="ce39" office:value-type="float" office:value="895" calcext:value-type="float">
            <text:p><text:s text:c="3"/>895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659375" calcext:value-type="float">
            <text:p><text:s text:c="3"/>659,375</text:p>
          </table:table-cell>
          <table:table-cell table:style-name="ce44" office:value-type="float" office:value="659120" calcext:value-type="float">
            <text:p><text:s text:c="3"/>659,120</text:p>
          </table:table-cell>
          <table:table-cell table:style-name="ce44" office:value-type="float" office:value="107378" calcext:value-type="float">
            <text:p><text:s text:c="3"/>107,378</text:p>
          </table:table-cell>
          <table:table-cell table:style-name="ce44" office:value-type="float" office:value="86778" calcext:value-type="float">
            <text:p><text:s text:c="3"/>86,778</text:p>
          </table:table-cell>
          <table:table-cell table:style-name="ce44" office:value-type="float" office:value="2576" calcext:value-type="float">
            <text:p><text:s text:c="3"/>2,576</text:p>
          </table:table-cell>
          <table:table-cell table:style-name="ce44" office:value-type="float" office:value="1342" calcext:value-type="float">
            <text:p><text:s text:c="3"/>1,342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2" office:value-type="float" office:value="62571" calcext:value-type="float">
            <text:p><text:s text:c="3"/>62,571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782643" calcext:value-type="float">
            <text:p><text:s text:c="3"/>782,643</text:p>
          </table:table-cell>
          <table:table-cell table:style-name="ce45" office:value-type="float" office:value="768093" calcext:value-type="float">
            <text:p><text:s text:c="3"/>768,093</text:p>
          </table:table-cell>
          <table:table-cell table:style-name="ce45" office:value-type="float" office:value="98476" calcext:value-type="float">
            <text:p><text:s text:c="3"/>98,476</text:p>
          </table:table-cell>
          <table:table-cell table:style-name="ce45" office:value-type="float" office:value="52620" calcext:value-type="float">
            <text:p><text:s text:c="3"/>52,620</text:p>
          </table:table-cell>
          <table:table-cell table:style-name="ce45" office:value-type="float" office:value="2452" calcext:value-type="float">
            <text:p><text:s text:c="3"/>2,452</text:p>
          </table:table-cell>
          <table:table-cell table:style-name="ce45" office:value-type="float" office:value="1316" calcext:value-type="float">
            <text:p><text:s text:c="3"/>1,316</text:p>
          </table:table-cell>
          <table:table-cell table:style-name="ce45" office:value-type="float" office:value="404" calcext:value-type="float">
            <text:p><text:s text:c="3"/>404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14340" calcext:value-type="float">
            <text:p><text:s text:c="3"/>1,414,340</text:p>
          </table:table-cell>
          <table:table-cell table:style-name="ce39" office:value-type="float" office:value="1376816" calcext:value-type="float">
            <text:p><text:s text:c="3"/>1,376,816</text:p>
          </table:table-cell>
          <table:table-cell table:style-name="ce39" office:value-type="float" office:value="204459" calcext:value-type="float">
            <text:p><text:s text:c="3"/>204,459</text:p>
          </table:table-cell>
          <table:table-cell table:style-name="ce39" office:value-type="float" office:value="135839" calcext:value-type="float">
            <text:p><text:s text:c="3"/>135,839</text:p>
          </table:table-cell>
          <table:table-cell table:style-name="ce39" office:value-type="float" office:value="5037" calcext:value-type="float">
            <text:p><text:s text:c="3"/>5,037</text:p>
          </table:table-cell>
          <table:table-cell table:style-name="ce39" office:value-type="float" office:value="2626" calcext:value-type="float">
            <text:p><text:s text:c="3"/>2,626</text:p>
          </table:table-cell>
          <table:table-cell table:style-name="ce39" office:value-type="float" office:value="1028" calcext:value-type="float">
            <text:p><text:s text:c="3"/>1,028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634734" calcext:value-type="float">
            <text:p><text:s text:c="3"/>634,734</text:p>
          </table:table-cell>
          <table:table-cell table:style-name="ce42" office:value-type="float" office:value="627603" calcext:value-type="float">
            <text:p><text:s text:c="3"/>627,603</text:p>
          </table:table-cell>
          <table:table-cell table:style-name="ce42" office:value-type="float" office:value="106936" calcext:value-type="float">
            <text:p><text:s text:c="3"/>106,936</text:p>
          </table:table-cell>
          <table:table-cell table:style-name="ce42" office:value-type="float" office:value="84800" calcext:value-type="float">
            <text:p><text:s text:c="3"/>84,800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243" calcext:value-type="float">
            <text:p><text:s text:c="3"/>1,243</text:p>
          </table:table-cell>
          <table:table-cell table:style-name="ce42" office:value-type="float" office:value="516" calcext:value-type="float">
            <text:p><text:s text:c="3"/>516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64540" calcext:value-type="float">
            <text:p><text:s text:c="3"/>64,54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779606" calcext:value-type="float">
            <text:p><text:s text:c="3"/>779,606</text:p>
          </table:table-cell>
          <table:table-cell table:style-name="ce42" office:value-type="float" office:value="749213" calcext:value-type="float">
            <text:p><text:s text:c="3"/>749,213</text:p>
          </table:table-cell>
          <table:table-cell table:style-name="ce42" office:value-type="float" office:value="97523" calcext:value-type="float">
            <text:p><text:s text:c="3"/>97,523</text:p>
          </table:table-cell>
          <table:table-cell table:style-name="ce42" office:value-type="float" office:value="51039" calcext:value-type="float">
            <text:p><text:s text:c="3"/>51,039</text:p>
          </table:table-cell>
          <table:table-cell table:style-name="ce42" office:value-type="float" office:value="2438" calcext:value-type="float">
            <text:p><text:s text:c="3"/>2,438</text:p>
          </table:table-cell>
          <table:table-cell table:style-name="ce42" office:value-type="float" office:value="1383" calcext:value-type="float">
            <text:p><text:s text:c="3"/>1,383</text:p>
          </table:table-cell>
          <table:table-cell table:style-name="ce42" office:value-type="float" office:value="512" calcext:value-type="float">
            <text:p><text:s text:c="3"/>512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6" office:value-type="float" office:value="1173040" calcext:value-type="float">
            <text:p><text:s text:c="3"/>1,173,040</text:p>
          </table:table-cell>
          <table:table-cell table:style-name="ce46" office:value-type="float" office:value="1154510" calcext:value-type="float">
            <text:p><text:s text:c="3"/>1,154,510</text:p>
          </table:table-cell>
          <table:table-cell table:style-name="ce46" office:value-type="float" office:value="204414" calcext:value-type="float">
            <text:p><text:s text:c="3"/>204,414</text:p>
          </table:table-cell>
          <table:table-cell table:style-name="ce46" office:value-type="float" office:value="141111" calcext:value-type="float">
            <text:p><text:s text:c="3"/>141,111</text:p>
          </table:table-cell>
          <table:table-cell table:style-name="ce46" office:value-type="float" office:value="5353" calcext:value-type="float">
            <text:p><text:s text:c="3"/>5,353</text:p>
          </table:table-cell>
          <table:table-cell table:style-name="ce46" office:value-type="float" office:value="2540" calcext:value-type="float">
            <text:p><text:s text:c="3"/>2,540</text:p>
          </table:table-cell>
          <table:table-cell table:style-name="ce46" office:value-type="float" office:value="847" calcext:value-type="float">
            <text:p><text:s text:c="3"/>847</text:p>
          </table:table-cell>
          <table:table-cell table:style-name="ce46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26719" calcext:value-type="float">
            <text:p><text:s text:c="3"/>526,719</text:p>
          </table:table-cell>
          <table:table-cell table:style-name="ce42" office:value-type="float" office:value="529528" calcext:value-type="float">
            <text:p><text:s text:c="3"/>529,528</text:p>
          </table:table-cell>
          <table:table-cell table:style-name="ce42" office:value-type="float" office:value="106898" calcext:value-type="float">
            <text:p><text:s text:c="3"/>106,898</text:p>
          </table:table-cell>
          <table:table-cell table:style-name="ce42" office:value-type="float" office:value="87029" calcext:value-type="float">
            <text:p><text:s text:c="3"/>87,029</text:p>
          </table:table-cell>
          <table:table-cell table:style-name="ce42" office:value-type="float" office:value="2754" calcext:value-type="float">
            <text:p><text:s text:c="3"/>2,754</text:p>
          </table:table-cell>
          <table:table-cell table:style-name="ce42" office:value-type="float" office:value="1230" calcext:value-type="float">
            <text:p><text:s text:c="3"/>1,230</text:p>
          </table:table-cell>
          <table:table-cell table:style-name="ce42" office:value-type="float" office:value="456" calcext:value-type="float">
            <text:p><text:s text:c="3"/>456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58518" calcext:value-type="float">
            <text:p><text:s text:c="3"/>58,518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46321" calcext:value-type="float">
            <text:p><text:s text:c="3"/>646,321</text:p>
          </table:table-cell>
          <table:table-cell table:style-name="ce42" office:value-type="float" office:value="624982" calcext:value-type="float">
            <text:p><text:s text:c="3"/>624,982</text:p>
          </table:table-cell>
          <table:table-cell table:style-name="ce42" office:value-type="float" office:value="97516" calcext:value-type="float">
            <text:p><text:s text:c="3"/>97,516</text:p>
          </table:table-cell>
          <table:table-cell table:style-name="ce42" office:value-type="float" office:value="54082" calcext:value-type="float">
            <text:p><text:s text:c="3"/>54,082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310" calcext:value-type="float">
            <text:p><text:s text:c="3"/>1,310</text:p>
          </table:table-cell>
          <table:table-cell table:style-name="ce42" office:value-type="float" office:value="391" calcext:value-type="float">
            <text:p><text:s text:c="3"/>391</text:p>
          </table:table-cell>
          <table:table-cell table:style-name="ce4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96407" calcext:value-type="float">
            <text:p><text:s text:c="3"/>1,196,407</text:p>
          </table:table-cell>
          <table:table-cell table:style-name="ce47" office:value-type="float" office:value="1172845" calcext:value-type="float">
            <text:p><text:s text:c="3"/>1,172,845</text:p>
          </table:table-cell>
          <table:table-cell table:style-name="ce47" office:value-type="float" office:value="198733" calcext:value-type="float">
            <text:p><text:s text:c="3"/>198,733</text:p>
          </table:table-cell>
          <table:table-cell table:style-name="ce47" office:value-type="float" office:value="143624" calcext:value-type="float">
            <text:p><text:s text:c="3"/>143,624</text:p>
          </table:table-cell>
          <table:table-cell table:style-name="ce47" office:value-type="float" office:value="4989" calcext:value-type="float">
            <text:p><text:s text:c="3"/>4,989</text:p>
          </table:table-cell>
          <table:table-cell table:style-name="ce47" office:value-type="float" office:value="2889" calcext:value-type="float">
            <text:p><text:s text:c="3"/>2,889</text:p>
          </table:table-cell>
          <table:table-cell table:style-name="ce47" office:value-type="float" office:value="1167" calcext:value-type="float">
            <text:p><text:s text:c="3"/>1,167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32441" calcext:value-type="float">
            <text:p><text:s text:c="3"/>532,441</text:p>
          </table:table-cell>
          <table:table-cell table:style-name="ce44" office:value-type="float" office:value="530253" calcext:value-type="float">
            <text:p><text:s text:c="3"/>530,253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88541" calcext:value-type="float">
            <text:p><text:s text:c="3"/>88,541</text:p>
          </table:table-cell>
          <table:table-cell table:style-name="ce44" office:value-type="float" office:value="2573" calcext:value-type="float">
            <text:p><text:s text:c="3"/>2,573</text:p>
          </table:table-cell>
          <table:table-cell table:style-name="ce44" office:value-type="float" office:value="1425" calcext:value-type="float">
            <text:p><text:s text:c="3"/>1,425</text:p>
          </table:table-cell>
          <table:table-cell table:style-name="ce44" office:value-type="float" office:value="610" calcext:value-type="float">
            <text:p><text:s text:c="3"/>610</text:p>
          </table:table-cell>
          <table:table-cell table:style-name="ce44" office:value-type="float" office:value="154866" calcext:value-type="float">
            <text:p><text:s text:c="3"/>154,866</text:p>
          </table:table-cell>
          <table:table-cell table:style-name="ce42" office:value-type="float" office:value="55995" calcext:value-type="float">
            <text:p><text:s text:c="3"/>55,995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63966" calcext:value-type="float">
            <text:p><text:s text:c="3"/>663,966</text:p>
          </table:table-cell>
          <table:table-cell table:style-name="ce45" office:value-type="float" office:value="642592" calcext:value-type="float">
            <text:p><text:s text:c="3"/>642,592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55083" calcext:value-type="float">
            <text:p><text:s text:c="3"/>55,083</text:p>
          </table:table-cell>
          <table:table-cell table:style-name="ce45" office:value-type="float" office:value="2416" calcext:value-type="float">
            <text:p><text:s text:c="3"/>2,416</text:p>
          </table:table-cell>
          <table:table-cell table:style-name="ce45" office:value-type="float" office:value="1464" calcext:value-type="float">
            <text:p><text:s text:c="3"/>1,464</text:p>
          </table:table-cell>
          <table:table-cell table:style-name="ce45" office:value-type="float" office:value="557" calcext:value-type="float">
            <text:p><text:s text:c="3"/>557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2" office:value-type="float" office:value="1198561" calcext:value-type="float">
            <text:p><text:s text:c="3"/>1,198,561</text:p>
          </table:table-cell>
          <table:table-cell table:style-name="ce42" office:value-type="float" office:value="1163548" calcext:value-type="float">
            <text:p><text:s text:c="3"/>1,163,548</text:p>
          </table:table-cell>
          <table:table-cell table:style-name="ce42" office:value-type="float" office:value="191310" calcext:value-type="float">
            <text:p><text:s text:c="3"/>191,310</text:p>
          </table:table-cell>
          <table:table-cell table:style-name="ce42" office:value-type="float" office:value="143582" calcext:value-type="float">
            <text:p><text:s text:c="3"/>143,582</text:p>
          </table:table-cell>
          <table:table-cell table:style-name="ce42" office:value-type="float" office:value="4640" calcext:value-type="float">
            <text:p><text:s text:c="3"/>4,640</text:p>
          </table:table-cell>
          <table:table-cell table:style-name="ce42" office:value-type="float" office:value="3003" calcext:value-type="float">
            <text:p><text:s text:c="3"/>3,003</text:p>
          </table:table-cell>
          <table:table-cell table:style-name="ce42" office:value-type="float" office:value="1248" calcext:value-type="float">
            <text:p><text:s text:c="3"/>1,248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32654" calcext:value-type="float">
            <text:p><text:s text:c="3"/>532,654</text:p>
          </table:table-cell>
          <table:table-cell table:style-name="ce42" office:value-type="float" office:value="533675" calcext:value-type="float">
            <text:p><text:s text:c="3"/>533,675</text:p>
          </table:table-cell>
          <table:table-cell table:style-name="ce42" office:value-type="float" office:value="99492" calcext:value-type="float">
            <text:p><text:s text:c="3"/>99,492</text:p>
          </table:table-cell>
          <table:table-cell table:style-name="ce42" office:value-type="float" office:value="88088" calcext:value-type="float">
            <text:p><text:s text:c="3"/>88,088</text:p>
          </table:table-cell>
          <table:table-cell table:style-name="ce42" office:value-type="float" office:value="2383" calcext:value-type="float">
            <text:p><text:s text:c="3"/>2,383</text:p>
          </table:table-cell>
          <table:table-cell table:style-name="ce42" office:value-type="float" office:value="1465" calcext:value-type="float">
            <text:p><text:s text:c="3"/>1,465</text:p>
          </table:table-cell>
          <table:table-cell table:style-name="ce42" office:value-type="float" office:value="639" calcext:value-type="float">
            <text:p><text:s text:c="3"/>639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57223" calcext:value-type="float">
            <text:p><text:s text:c="3"/>57,22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65907" calcext:value-type="float">
            <text:p><text:s text:c="3"/>665,907</text:p>
          </table:table-cell>
          <table:table-cell table:style-name="ce42" office:value-type="float" office:value="629873" calcext:value-type="float">
            <text:p><text:s text:c="3"/>629,873</text:p>
          </table:table-cell>
          <table:table-cell table:style-name="ce42" office:value-type="float" office:value="91818" calcext:value-type="float">
            <text:p><text:s text:c="3"/>91,818</text:p>
          </table:table-cell>
          <table:table-cell table:style-name="ce42" office:value-type="float" office:value="55494" calcext:value-type="float">
            <text:p><text:s text:c="3"/>55,494</text:p>
          </table:table-cell>
          <table:table-cell table:style-name="ce42" office:value-type="float" office:value="2257" calcext:value-type="float">
            <text:p><text:s text:c="3"/>2,257</text:p>
          </table:table-cell>
          <table:table-cell table:style-name="ce42" office:value-type="float" office:value="1538" calcext:value-type="float">
            <text:p><text:s text:c="3"/>1,538</text:p>
          </table:table-cell>
          <table:table-cell table:style-name="ce42" office:value-type="float" office:value="609" calcext:value-type="float">
            <text:p><text:s text:c="3"/>609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13899" calcext:value-type="float">
            <text:p><text:s text:c="3"/>1,213,899</text:p>
          </table:table-cell>
          <table:table-cell table:style-name="ce47" office:value-type="float" office:value="1192662" calcext:value-type="float">
            <text:p><text:s text:c="3"/>1,192,662</text:p>
          </table:table-cell>
          <table:table-cell table:style-name="ce47" office:value-type="float" office:value="166886" calcext:value-type="float">
            <text:p><text:s text:c="3"/>166,886</text:p>
          </table:table-cell>
          <table:table-cell table:style-name="ce47" office:value-type="float" office:value="145772" calcext:value-type="float">
            <text:p><text:s text:c="3"/>145,772</text:p>
          </table:table-cell>
          <table:table-cell table:style-name="ce47" office:value-type="float" office:value="4600" calcext:value-type="float">
            <text:p><text:s text:c="3"/>4,60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1335" calcext:value-type="float">
            <text:p><text:s text:c="3"/>1,335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42584" calcext:value-type="float">
            <text:p><text:s text:c="3"/>542,584</text:p>
          </table:table-cell>
          <table:table-cell table:style-name="ce44" office:value-type="float" office:value="542154" calcext:value-type="float">
            <text:p><text:s text:c="3"/>542,154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9152" calcext:value-type="float">
            <text:p><text:s text:c="3"/>89,152</text:p>
          </table:table-cell>
          <table:table-cell table:style-name="ce44" office:value-type="float" office:value="2412" calcext:value-type="float">
            <text:p><text:s text:c="3"/>2,412</text:p>
          </table:table-cell>
          <table:table-cell table:style-name="ce44" office:value-type="float" office:value="1413" calcext:value-type="float">
            <text:p><text:s text:c="3"/>1,413</text:p>
          </table:table-cell>
          <table:table-cell table:style-name="ce44" office:value-type="float" office:value="678" calcext:value-type="float">
            <text:p><text:s text:c="3"/>678</text:p>
          </table:table-cell>
          <table:table-cell table:style-name="ce44" office:value-type="float" office:value="138819" calcext:value-type="float">
            <text:p><text:s text:c="3"/>138,819</text:p>
          </table:table-cell>
          <table:table-cell table:style-name="ce42" office:value-type="float" office:value="58115" calcext:value-type="float">
            <text:p><text:s text:c="3"/>58,115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71315" calcext:value-type="float">
            <text:p><text:s text:c="3"/>671,315</text:p>
          </table:table-cell>
          <table:table-cell table:style-name="ce45" office:value-type="float" office:value="650508" calcext:value-type="float">
            <text:p><text:s text:c="3"/>650,508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56620" calcext:value-type="float">
            <text:p><text:s text:c="3"/>56,620</text:p>
          </table:table-cell>
          <table:table-cell table:style-name="ce45" office:value-type="float" office:value="2188" calcext:value-type="float">
            <text:p><text:s text:c="3"/>2,188</text:p>
          </table:table-cell>
          <table:table-cell table:style-name="ce45" office:value-type="float" office:value="1482" calcext:value-type="float">
            <text:p><text:s text:c="3"/>1,482</text:p>
          </table:table-cell>
          <table:table-cell table:style-name="ce45" office:value-type="float" office:value="657" calcext:value-type="float">
            <text:p><text:s text:c="3"/>657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128449" calcext:value-type="float">
            <text:p><text:s text:c="3"/>1,128,449</text:p>
          </table:table-cell>
          <table:table-cell table:style-name="ce39" office:value-type="float" office:value="1109372" calcext:value-type="float">
            <text:p><text:s text:c="3"/>1,109,372</text:p>
          </table:table-cell>
          <table:table-cell table:style-name="ce39" office:value-type="float" office:value="196627" calcext:value-type="float">
            <text:p><text:s text:c="3"/>196,627</text:p>
          </table:table-cell>
          <table:table-cell table:style-name="ce39" office:value-type="float" office:value="152915" calcext:value-type="float">
            <text:p><text:s text:c="3"/>152,915</text:p>
          </table:table-cell>
          <table:table-cell table:style-name="ce39" office:value-type="float" office:value="4424" calcext:value-type="float">
            <text:p><text:s text:c="3"/>4,424</text:p>
          </table:table-cell>
          <table:table-cell table:style-name="ce39" office:value-type="float" office:value="2680" calcext:value-type="float">
            <text:p><text:s text:c="3"/>2,680</text:p>
          </table:table-cell>
          <table:table-cell table:style-name="ce39" office:value-type="float" office:value="1268" calcext:value-type="float">
            <text:p><text:s text:c="3"/>1,268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1" office:value-type="string" office:string-value="男" calcext:value-type="string">
            <text:p><text:s/>男 </text:p>
          </table:table-cell>
          <table:table-cell table:style-name="ce48" office:value-type="float" office:value="503564" calcext:value-type="float">
            <text:p><text:s text:c="3"/>503,564</text:p>
          </table:table-cell>
          <table:table-cell table:style-name="ce48" office:value-type="float" office:value="501248" calcext:value-type="float">
            <text:p><text:s text:c="3"/>501,248</text:p>
          </table:table-cell>
          <table:table-cell table:style-name="ce48" office:value-type="float" office:value="101943" calcext:value-type="float">
            <text:p><text:s text:c="3"/>101,943</text:p>
          </table:table-cell>
          <table:table-cell table:style-name="ce48" office:value-type="float" office:value="93810" calcext:value-type="float">
            <text:p><text:s text:c="3"/>93,810</text:p>
          </table:table-cell>
          <table:table-cell table:style-name="ce48" office:value-type="float" office:value="2260" calcext:value-type="float">
            <text:p><text:s text:c="3"/>2,260</text:p>
          </table:table-cell>
          <table:table-cell table:style-name="ce48" office:value-type="float" office:value="1325" calcext:value-type="float">
            <text:p><text:s text:c="3"/>1,325</text:p>
          </table:table-cell>
          <table:table-cell table:style-name="ce48" office:value-type="float" office:value="652" calcext:value-type="float">
            <text:p><text:s text:c="3"/>652</text:p>
          </table:table-cell>
          <table:table-cell table:style-name="ce48" office:value-type="float" office:value="165327" calcext:value-type="float">
            <text:p><text:s text:c="3"/>165,327</text:p>
          </table:table-cell>
          <table:table-cell table:style-name="ce59" office:value-type="float" office:value="57008" calcext:value-type="float">
            <text:p><text:s text:c="3"/>57,008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1" office:value-type="string" office:string-value="女" calcext:value-type="string">
            <text:p><text:s/>女 </text:p>
          </table:table-cell>
          <table:table-cell table:style-name="ce49" office:value-type="float" office:value="624885" calcext:value-type="float">
            <text:p><text:s text:c="3"/>624,885</text:p>
          </table:table-cell>
          <table:table-cell table:style-name="ce49" office:value-type="float" office:value="608124" calcext:value-type="float">
            <text:p><text:s text:c="3"/>608,124</text:p>
          </table:table-cell>
          <table:table-cell table:style-name="ce49" office:value-type="float" office:value="94684" calcext:value-type="float">
            <text:p><text:s text:c="3"/>94,684</text:p>
          </table:table-cell>
          <table:table-cell table:style-name="ce49" office:value-type="float" office:value="59105" calcext:value-type="float">
            <text:p><text:s text:c="3"/>59,105</text:p>
          </table:table-cell>
          <table:table-cell table:style-name="ce49" office:value-type="float" office:value="2164" calcext:value-type="float">
            <text:p><text:s text:c="3"/>2,164</text:p>
          </table:table-cell>
          <table:table-cell table:style-name="ce49" office:value-type="float" office:value="1355" calcext:value-type="float">
            <text:p><text:s text:c="3"/>1,355</text:p>
          </table:table-cell>
          <table:table-cell table:style-name="ce49" office:value-type="float" office:value="616" calcext:value-type="float">
            <text:p><text:s text:c="3"/>616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93260" calcext:value-type="float">
            <text:p><text:s text:c="3"/>93,260</text:p>
          </table:table-cell>
          <table:table-cell table:style-name="ce50" office:value-type="float" office:value="90600" calcext:value-type="float">
            <text:p><text:s text:c="3"/>90,600</text:p>
          </table:table-cell>
          <table:table-cell table:style-name="ce50" office:value-type="float" office:value="15089" calcext:value-type="float">
            <text:p><text:s text:c="3"/>15,089</text:p>
          </table:table-cell>
          <table:table-cell table:style-name="ce50" office:value-type="float" office:value="13306" calcext:value-type="float">
            <text:p><text:s text:c="3"/>13,306</text:p>
          </table:table-cell>
          <table:table-cell table:style-name="ce50" office:value-type="float" office:value="343" calcext:value-type="float">
            <text:p><text:s text:c="3"/>343</text:p>
          </table:table-cell>
          <table:table-cell table:style-name="ce50" office:value-type="float" office:value="215" calcext:value-type="float">
            <text:p><text:s text:c="3"/>215</text:p>
          </table:table-cell>
          <table:table-cell table:style-name="ce50" office:value-type="float" office:value="96" calcext:value-type="float">
            <text:p><text:s text:c="3"/>96</text:p>
          </table:table-cell>
          <table:table-cell table:style-name="ce5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2234" calcext:value-type="float">
            <text:p><text:s text:c="3"/>42,234</text:p>
          </table:table-cell>
          <table:table-cell table:style-name="ce58" office:value-type="float" office:value="41412" calcext:value-type="float">
            <text:p><text:s text:c="3"/>41,412</text:p>
          </table:table-cell>
          <table:table-cell table:style-name="ce60" office:value-type="float" office:value="7849" calcext:value-type="float">
            <text:p><text:s text:c="3"/>7,849</text:p>
          </table:table-cell>
          <table:table-cell table:style-name="ce60" office:value-type="float" office:value="8196" calcext:value-type="float">
            <text:p><text:s text:c="3"/>8,19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9780" calcext:value-type="float">
            <text:p><text:s text:c="3"/>9,780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51026" calcext:value-type="float">
            <text:p><text:s text:c="3"/>51,026</text:p>
          </table:table-cell>
          <table:table-cell table:style-name="ce58" office:value-type="float" office:value="49188" calcext:value-type="float">
            <text:p><text:s text:c="3"/>49,188</text:p>
          </table:table-cell>
          <table:table-cell table:style-name="ce60" office:value-type="float" office:value="7240" calcext:value-type="float">
            <text:p><text:s text:c="3"/>7,240</text:p>
          </table:table-cell>
          <table:table-cell table:style-name="ce60" office:value-type="float" office:value="5110" calcext:value-type="float">
            <text:p><text:s text:c="3"/>5,110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101108" calcext:value-type="float">
            <text:p><text:s text:c="3"/>101,108</text:p>
          </table:table-cell>
          <table:table-cell table:style-name="ce50" office:value-type="float" office:value="100202" calcext:value-type="float">
            <text:p><text:s text:c="3"/>100,202</text:p>
          </table:table-cell>
          <table:table-cell table:style-name="ce50" office:value-type="float" office:value="16206" calcext:value-type="float">
            <text:p><text:s text:c="3"/>16,206</text:p>
          </table:table-cell>
          <table:table-cell table:style-name="ce50" office:value-type="float" office:value="12905" calcext:value-type="float">
            <text:p><text:s text:c="3"/>12,905</text:p>
          </table:table-cell>
          <table:table-cell table:style-name="ce50" office:value-type="float" office:value="375" calcext:value-type="float">
            <text:p><text:s text:c="3"/>375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50" office:value-type="float" office:value="112" calcext:value-type="float">
            <text:p><text:s text:c="3"/>112</text:p>
          </table:table-cell>
          <table:table-cell table:style-name="ce5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4861" calcext:value-type="float">
            <text:p><text:s text:c="3"/>44,861</text:p>
          </table:table-cell>
          <table:table-cell table:style-name="ce58" office:value-type="float" office:value="44916" calcext:value-type="float">
            <text:p><text:s text:c="3"/>44,916</text:p>
          </table:table-cell>
          <table:table-cell table:style-name="ce60" office:value-type="float" office:value="8418" calcext:value-type="float">
            <text:p><text:s text:c="3"/>8,418</text:p>
          </table:table-cell>
          <table:table-cell table:style-name="ce60" office:value-type="float" office:value="7808" calcext:value-type="float">
            <text:p><text:s text:c="3"/>7,80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office:value-type="float" office:value="14697" calcext:value-type="float">
            <text:p><text:s text:c="3"/>14,697</text:p>
          </table:table-cell>
          <table:table-cell table:style-name="ce60" office:value-type="float" office:value="5019" calcext:value-type="float">
            <text:p><text:s text:c="3"/>5,019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56247" calcext:value-type="float">
            <text:p><text:s text:c="3"/>56,247</text:p>
          </table:table-cell>
          <table:table-cell table:style-name="ce58" office:value-type="float" office:value="55286" calcext:value-type="float">
            <text:p><text:s text:c="3"/>55,286</text:p>
          </table:table-cell>
          <table:table-cell table:style-name="ce60" office:value-type="float" office:value="7788" calcext:value-type="float">
            <text:p><text:s text:c="3"/>7,788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102846" calcext:value-type="float">
            <text:p><text:s text:c="3"/>102,846</text:p>
          </table:table-cell>
          <table:table-cell table:style-name="ce50" office:value-type="float" office:value="100665" calcext:value-type="float">
            <text:p><text:s text:c="3"/>100,665</text:p>
          </table:table-cell>
          <table:table-cell table:style-name="ce50" office:value-type="float" office:value="15866" calcext:value-type="float">
            <text:p><text:s text:c="3"/>15,866</text:p>
          </table:table-cell>
          <table:table-cell table:style-name="ce50" office:value-type="float" office:value="12098" calcext:value-type="float">
            <text:p><text:s text:c="3"/>12,098</text:p>
          </table:table-cell>
          <table:table-cell table:style-name="ce50" office:value-type="float" office:value="392" calcext:value-type="float">
            <text:p><text:s text:c="3"/>392</text:p>
          </table:table-cell>
          <table:table-cell table:style-name="ce50" office:value-type="float" office:value="219" calcext:value-type="float">
            <text:p><text:s text:c="3"/>219</text:p>
          </table:table-cell>
          <table:table-cell table:style-name="ce50" office:value-type="float" office:value="107" calcext:value-type="float">
            <text:p><text:s text:c="3"/>107</text:p>
          </table:table-cell>
          <table:table-cell table:style-name="ce5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5833" calcext:value-type="float">
            <text:p><text:s text:c="3"/>45,833</text:p>
          </table:table-cell>
          <table:table-cell table:style-name="ce58" office:value-type="float" office:value="45622" calcext:value-type="float">
            <text:p><text:s text:c="3"/>45,622</text:p>
          </table:table-cell>
          <table:table-cell table:style-name="ce60" office:value-type="float" office:value="8232" calcext:value-type="float">
            <text:p><text:s text:c="3"/>8,232</text:p>
          </table:table-cell>
          <table:table-cell table:style-name="ce60" office:value-type="float" office:value="7458" calcext:value-type="float">
            <text:p><text:s text:c="3"/>7,458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3387" calcext:value-type="float">
            <text:p><text:s text:c="3"/>13,387</text:p>
          </table:table-cell>
          <table:table-cell table:style-name="ce60" office:value-type="float" office:value="4900" calcext:value-type="float">
            <text:p><text:s text:c="3"/>4,90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57013" calcext:value-type="float">
            <text:p><text:s text:c="3"/>57,013</text:p>
          </table:table-cell>
          <table:table-cell table:style-name="ce58" office:value-type="float" office:value="55043" calcext:value-type="float">
            <text:p><text:s text:c="3"/>55,043</text:p>
          </table:table-cell>
          <table:table-cell table:style-name="ce60" office:value-type="float" office:value="7634" calcext:value-type="float">
            <text:p><text:s text:c="3"/>7,634</text:p>
          </table:table-cell>
          <table:table-cell table:style-name="ce60" office:value-type="float" office:value="4640" calcext:value-type="float">
            <text:p><text:s text:c="3"/>4,64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102084" calcext:value-type="float">
            <text:p><text:s text:c="3"/>102,084</text:p>
          </table:table-cell>
          <table:table-cell table:style-name="ce50" office:value-type="float" office:value="99229" calcext:value-type="float">
            <text:p><text:s text:c="3"/>99,229</text:p>
          </table:table-cell>
          <table:table-cell table:style-name="ce50" office:value-type="float" office:value="15887" calcext:value-type="float">
            <text:p><text:s text:c="3"/>15,887</text:p>
          </table:table-cell>
          <table:table-cell table:style-name="ce50" office:value-type="float" office:value="11141" calcext:value-type="float">
            <text:p><text:s text:c="3"/>11,141</text:p>
          </table:table-cell>
          <table:table-cell table:style-name="ce50" office:value-type="float" office:value="344" calcext:value-type="float">
            <text:p><text:s text:c="3"/>344</text:p>
          </table:table-cell>
          <table:table-cell table:style-name="ce50" office:value-type="float" office:value="232" calcext:value-type="float">
            <text:p><text:s text:c="3"/>232</text:p>
          </table:table-cell>
          <table:table-cell table:style-name="ce50" office:value-type="float" office:value="119" calcext:value-type="float">
            <text:p><text:s text:c="3"/>119</text:p>
          </table:table-cell>
          <table:table-cell table:style-name="ce5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6003" calcext:value-type="float">
            <text:p><text:s text:c="3"/>46,003</text:p>
          </table:table-cell>
          <table:table-cell table:style-name="ce58" office:value-type="float" office:value="45203" calcext:value-type="float">
            <text:p><text:s text:c="3"/>45,203</text:p>
          </table:table-cell>
          <table:table-cell table:style-name="ce60" office:value-type="float" office:value="8329" calcext:value-type="float">
            <text:p><text:s text:c="3"/>8,329</text:p>
          </table:table-cell>
          <table:table-cell table:style-name="ce60" office:value-type="float" office:value="6754" calcext:value-type="float">
            <text:p><text:s text:c="3"/>6,75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1022" calcext:value-type="float">
            <text:p><text:s text:c="3"/>11,022</text:p>
          </table:table-cell>
          <table:table-cell table:style-name="ce60" office:value-type="float" office:value="5047" calcext:value-type="float">
            <text:p><text:s text:c="3"/>5,047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56081" calcext:value-type="float">
            <text:p><text:s text:c="3"/>56,081</text:p>
          </table:table-cell>
          <table:table-cell table:style-name="ce58" office:value-type="float" office:value="54026" calcext:value-type="float">
            <text:p><text:s text:c="3"/>54,026</text:p>
          </table:table-cell>
          <table:table-cell table:style-name="ce60" office:value-type="float" office:value="7558" calcext:value-type="float">
            <text:p><text:s text:c="3"/>7,558</text:p>
          </table:table-cell>
          <table:table-cell table:style-name="ce60" office:value-type="float" office:value="4387" calcext:value-type="float">
            <text:p><text:s text:c="3"/>4,387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111602" calcext:value-type="float">
            <text:p><text:s text:c="3"/>111,602</text:p>
          </table:table-cell>
          <table:table-cell table:style-name="ce50" office:value-type="float" office:value="110552" calcext:value-type="float">
            <text:p><text:s text:c="3"/>110,552</text:p>
          </table:table-cell>
          <table:table-cell table:style-name="ce50" office:value-type="float" office:value="16797" calcext:value-type="float">
            <text:p><text:s text:c="3"/>16,797</text:p>
          </table:table-cell>
          <table:table-cell table:style-name="ce50" office:value-type="float" office:value="12287" calcext:value-type="float">
            <text:p><text:s text:c="3"/>12,287</text:p>
          </table:table-cell>
          <table:table-cell table:style-name="ce50" office:value-type="float" office:value="412" calcext:value-type="float">
            <text:p><text:s text:c="3"/>412</text:p>
          </table:table-cell>
          <table:table-cell table:style-name="ce50" office:value-type="float" office:value="261" calcext:value-type="float">
            <text:p><text:s text:c="3"/>261</text:p>
          </table:table-cell>
          <table:table-cell table:style-name="ce50" office:value-type="float" office:value="101" calcext:value-type="float">
            <text:p><text:s text:c="3"/>101</text:p>
          </table:table-cell>
          <table:table-cell table:style-name="ce5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1759" calcext:value-type="float">
            <text:p><text:s text:c="3"/>51,759</text:p>
          </table:table-cell>
          <table:table-cell table:style-name="ce58" office:value-type="float" office:value="51655" calcext:value-type="float">
            <text:p><text:s text:c="3"/>51,655</text:p>
          </table:table-cell>
          <table:table-cell table:style-name="ce60" office:value-type="float" office:value="8636" calcext:value-type="float">
            <text:p><text:s text:c="3"/>8,636</text:p>
          </table:table-cell>
          <table:table-cell table:style-name="ce60" office:value-type="float" office:value="7544" calcext:value-type="float">
            <text:p><text:s text:c="3"/>7,544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5179" calcext:value-type="float">
            <text:p><text:s text:c="3"/>5,179</text:p>
          </table:table-cell>
          <table:table-cell table:style-name="ce60" office:value-type="float" office:value="5227" calcext:value-type="float">
            <text:p><text:s text:c="3"/>5,227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59843" calcext:value-type="float">
            <text:p><text:s text:c="3"/>59,843</text:p>
          </table:table-cell>
          <table:table-cell table:style-name="ce58" office:value-type="float" office:value="58897" calcext:value-type="float">
            <text:p><text:s text:c="3"/>58,897</text:p>
          </table:table-cell>
          <table:table-cell table:style-name="ce60" office:value-type="float" office:value="8161" calcext:value-type="float">
            <text:p><text:s text:c="3"/>8,161</text:p>
          </table:table-cell>
          <table:table-cell table:style-name="ce60" office:value-type="float" office:value="4743" calcext:value-type="float">
            <text:p><text:s text:c="3"/>4,743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106912" calcext:value-type="float">
            <text:p><text:s text:c="3"/>106,912</text:p>
          </table:table-cell>
          <table:table-cell table:style-name="ce50" office:value-type="float" office:value="108946" calcext:value-type="float">
            <text:p><text:s text:c="3"/>108,946</text:p>
          </table:table-cell>
          <table:table-cell table:style-name="ce50" office:value-type="float" office:value="18003" calcext:value-type="float">
            <text:p><text:s text:c="3"/>18,003</text:p>
          </table:table-cell>
          <table:table-cell table:style-name="ce50" office:value-type="float" office:value="11660" calcext:value-type="float">
            <text:p><text:s text:c="3"/>11,660</text:p>
          </table:table-cell>
          <table:table-cell table:style-name="ce50" office:value-type="float" office:value="394" calcext:value-type="float">
            <text:p><text:s text:c="3"/>394</text:p>
          </table:table-cell>
          <table:table-cell table:style-name="ce50" office:value-type="float" office:value="217" calcext:value-type="float">
            <text:p><text:s text:c="3"/>217</text:p>
          </table:table-cell>
          <table:table-cell table:style-name="ce50" office:value-type="float" office:value="109" calcext:value-type="float">
            <text:p><text:s text:c="3"/>109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8162" calcext:value-type="float">
            <text:p><text:s text:c="3"/>48,162</text:p>
          </table:table-cell>
          <table:table-cell table:style-name="ce58" office:value-type="float" office:value="49737" calcext:value-type="float">
            <text:p><text:s text:c="3"/>49,737</text:p>
          </table:table-cell>
          <table:table-cell table:style-name="ce60" office:value-type="float" office:value="9383" calcext:value-type="float">
            <text:p><text:s text:c="3"/>9,383</text:p>
          </table:table-cell>
          <table:table-cell table:style-name="ce60" office:value-type="float" office:value="7180" calcext:value-type="float">
            <text:p><text:s text:c="3"/>7,180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13075" calcext:value-type="float">
            <text:p><text:s text:c="3"/>13,075</text:p>
          </table:table-cell>
          <table:table-cell table:style-name="ce60" office:value-type="float" office:value="5069" calcext:value-type="float">
            <text:p><text:s text:c="3"/>5,069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58750" calcext:value-type="float">
            <text:p><text:s text:c="3"/>58,750</text:p>
          </table:table-cell>
          <table:table-cell table:style-name="ce58" office:value-type="float" office:value="59209" calcext:value-type="float">
            <text:p><text:s text:c="3"/>59,209</text:p>
          </table:table-cell>
          <table:table-cell table:style-name="ce60" office:value-type="float" office:value="8620" calcext:value-type="float">
            <text:p><text:s text:c="3"/>8,620</text:p>
          </table:table-cell>
          <table:table-cell table:style-name="ce60" office:value-type="float" office:value="4480" calcext:value-type="float">
            <text:p><text:s text:c="3"/>4,480</text:p>
          </table:table-cell>
          <table:table-cell table:style-name="ce60" office:value-type="float" office:value="203" calcext:value-type="float">
            <text:p><text:s text:c="3"/>203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81191" calcext:value-type="float">
            <text:p><text:s text:c="3"/>81,191</text:p>
          </table:table-cell>
          <table:table-cell table:style-name="ce50" office:value-type="float" office:value="79088" calcext:value-type="float">
            <text:p><text:s text:c="3"/>79,088</text:p>
          </table:table-cell>
          <table:table-cell table:style-name="ce50" office:value-type="float" office:value="17136" calcext:value-type="float">
            <text:p><text:s text:c="3"/>17,136</text:p>
          </table:table-cell>
          <table:table-cell table:style-name="ce50" office:value-type="float" office:value="11581" calcext:value-type="float">
            <text:p><text:s text:c="3"/>11,581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240" calcext:value-type="float">
            <text:p><text:s text:c="3"/>240</text:p>
          </table:table-cell>
          <table:table-cell table:style-name="ce50" office:value-type="float" office:value="119" calcext:value-type="float">
            <text:p><text:s text:c="3"/>119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34668" calcext:value-type="float">
            <text:p><text:s text:c="3"/>34,668</text:p>
          </table:table-cell>
          <table:table-cell table:style-name="ce58" office:value-type="float" office:value="34220" calcext:value-type="float">
            <text:p><text:s text:c="3"/>34,220</text:p>
          </table:table-cell>
          <table:table-cell table:style-name="ce60" office:value-type="float" office:value="8948" calcext:value-type="float">
            <text:p><text:s text:c="3"/>8,948</text:p>
          </table:table-cell>
          <table:table-cell table:style-name="ce60" office:value-type="float" office:value="7054" calcext:value-type="float">
            <text:p><text:s text:c="3"/>7,054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2064" calcext:value-type="float">
            <text:p><text:s text:c="3"/>22,064</text:p>
          </table:table-cell>
          <table:table-cell table:style-name="ce60" office:value-type="float" office:value="4711" calcext:value-type="float">
            <text:p><text:s text:c="3"/>4,711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46523" calcext:value-type="float">
            <text:p><text:s text:c="3"/>46,523</text:p>
          </table:table-cell>
          <table:table-cell table:style-name="ce58" office:value-type="float" office:value="44868" calcext:value-type="float">
            <text:p><text:s text:c="3"/>44,868</text:p>
          </table:table-cell>
          <table:table-cell table:style-name="ce60" office:value-type="float" office:value="8188" calcext:value-type="float">
            <text:p><text:s text:c="3"/>8,188</text:p>
          </table:table-cell>
          <table:table-cell table:style-name="ce60" office:value-type="float" office:value="4527" calcext:value-type="float">
            <text:p><text:s text:c="3"/>4,527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74478" calcext:value-type="float">
            <text:p><text:s text:c="3"/>74,478</text:p>
          </table:table-cell>
          <table:table-cell table:style-name="ce50" office:value-type="float" office:value="71797" calcext:value-type="float">
            <text:p><text:s text:c="3"/>71,797</text:p>
          </table:table-cell>
          <table:table-cell table:style-name="ce50" office:value-type="float" office:value="18443" calcext:value-type="float">
            <text:p><text:s text:c="3"/>18,443</text:p>
          </table:table-cell>
          <table:table-cell table:style-name="ce50" office:value-type="float" office:value="12109" calcext:value-type="float">
            <text:p><text:s text:c="3"/>12,109</text:p>
          </table:table-cell>
          <table:table-cell table:style-name="ce50" office:value-type="float" office:value="356" calcext:value-type="float">
            <text:p><text:s text:c="3"/>356</text:p>
          </table:table-cell>
          <table:table-cell table:style-name="ce50" office:value-type="float" office:value="202" calcext:value-type="float">
            <text:p><text:s text:c="3"/>202</text:p>
          </table:table-cell>
          <table:table-cell table:style-name="ce50" office:value-type="float" office:value="95" calcext:value-type="float">
            <text:p><text:s text:c="3"/>95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31935" calcext:value-type="float">
            <text:p><text:s text:c="3"/>31,935</text:p>
          </table:table-cell>
          <table:table-cell table:style-name="ce58" office:value-type="float" office:value="31262" calcext:value-type="float">
            <text:p><text:s text:c="3"/>31,262</text:p>
          </table:table-cell>
          <table:table-cell table:style-name="ce60" office:value-type="float" office:value="9523" calcext:value-type="float">
            <text:p><text:s text:c="3"/>9,523</text:p>
          </table:table-cell>
          <table:table-cell table:style-name="ce60" office:value-type="float" office:value="7538" calcext:value-type="float">
            <text:p><text:s text:c="3"/>7,538</text:p>
          </table:table-cell>
          <table:table-cell table:style-name="ce60" office:value-type="float" office:value="169" calcext:value-type="float">
            <text:p><text:s text:c="3"/>169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8286" calcext:value-type="float">
            <text:p><text:s text:c="3"/>18,286</text:p>
          </table:table-cell>
          <table:table-cell table:style-name="ce60" office:value-type="float" office:value="4757" calcext:value-type="float">
            <text:p><text:s text:c="3"/>4,757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42543" calcext:value-type="float">
            <text:p><text:s text:c="3"/>42,543</text:p>
          </table:table-cell>
          <table:table-cell table:style-name="ce58" office:value-type="float" office:value="40535" calcext:value-type="float">
            <text:p><text:s text:c="3"/>40,535</text:p>
          </table:table-cell>
          <table:table-cell table:style-name="ce60" office:value-type="float" office:value="8920" calcext:value-type="float">
            <text:p><text:s text:c="3"/>8,920</text:p>
          </table:table-cell>
          <table:table-cell table:style-name="ce60" office:value-type="float" office:value="4571" calcext:value-type="float">
            <text:p><text:s text:c="3"/>4,571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72467" calcext:value-type="float">
            <text:p><text:s text:c="3"/>72,467</text:p>
          </table:table-cell>
          <table:table-cell table:style-name="ce50" office:value-type="float" office:value="68153" calcext:value-type="float">
            <text:p><text:s text:c="3"/>68,153</text:p>
          </table:table-cell>
          <table:table-cell table:style-name="ce50" office:value-type="float" office:value="18703" calcext:value-type="float">
            <text:p><text:s text:c="3"/>18,703</text:p>
          </table:table-cell>
          <table:table-cell table:style-name="ce50" office:value-type="float" office:value="12725" calcext:value-type="float">
            <text:p><text:s text:c="3"/>12,725</text:p>
          </table:table-cell>
          <table:table-cell table:style-name="ce50" office:value-type="float" office:value="392" calcext:value-type="float">
            <text:p><text:s text:c="3"/>392</text:p>
          </table:table-cell>
          <table:table-cell table:style-name="ce50" office:value-type="float" office:value="234" calcext:value-type="float">
            <text:p><text:s text:c="3"/>234</text:p>
          </table:table-cell>
          <table:table-cell table:style-name="ce50" office:value-type="float" office:value="115" calcext:value-type="float">
            <text:p><text:s text:c="3"/>115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30772" calcext:value-type="float">
            <text:p><text:s text:c="3"/>30,772</text:p>
          </table:table-cell>
          <table:table-cell table:style-name="ce58" office:value-type="float" office:value="29557" calcext:value-type="float">
            <text:p><text:s text:c="3"/>29,557</text:p>
          </table:table-cell>
          <table:table-cell table:style-name="ce60" office:value-type="float" office:value="9597" calcext:value-type="float">
            <text:p><text:s text:c="3"/>9,597</text:p>
          </table:table-cell>
          <table:table-cell table:style-name="ce60" office:value-type="float" office:value="7842" calcext:value-type="float">
            <text:p><text:s text:c="3"/>7,842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office:value-type="float" office:value="18911" calcext:value-type="float">
            <text:p><text:s text:c="3"/>18,911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41695" calcext:value-type="float">
            <text:p><text:s text:c="3"/>41,695</text:p>
          </table:table-cell>
          <table:table-cell table:style-name="ce58" office:value-type="float" office:value="38596" calcext:value-type="float">
            <text:p><text:s text:c="3"/>38,596</text:p>
          </table:table-cell>
          <table:table-cell table:style-name="ce60" office:value-type="float" office:value="9106" calcext:value-type="float">
            <text:p><text:s text:c="3"/>9,106</text:p>
          </table:table-cell>
          <table:table-cell table:style-name="ce60" office:value-type="float" office:value="4883" calcext:value-type="float">
            <text:p><text:s text:c="3"/>4,883</text:p>
          </table:table-cell>
          <table:table-cell table:style-name="ce60" office:value-type="float" office:value="202" calcext:value-type="float">
            <text:p><text:s text:c="3"/>202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  <text:p>截至4月止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366298" calcext:value-type="float">
            <text:p><text:s text:c="3"/>366,298</text:p>
          </table:table-cell>
          <table:table-cell table:style-name="ce47" office:value-type="float" office:value="360961" calcext:value-type="float">
            <text:p><text:s text:c="3"/>360,961</text:p>
          </table:table-cell>
          <table:table-cell table:style-name="ce47" office:value-type="float" office:value="69484" calcext:value-type="float">
            <text:p><text:s text:c="3"/>69,484</text:p>
          </table:table-cell>
          <table:table-cell table:style-name="ce47" office:value-type="float" office:value="54715" calcext:value-type="float">
            <text:p><text:s text:c="3"/>54,715</text:p>
          </table:table-cell>
          <table:table-cell table:style-name="ce47" office:value-type="float" office:value="1445" calcext:value-type="float">
            <text:p><text:s text:c="3"/>1,445</text:p>
          </table:table-cell>
          <table:table-cell table:style-name="ce47" office:value-type="float" office:value="811" calcext:value-type="float">
            <text:p><text:s text:c="3"/>811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/>
          <table:table-cell table:style-name="ce46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165519" calcext:value-type="float">
            <text:p><text:s text:c="3"/>165,519</text:p>
          </table:table-cell>
          <table:table-cell table:style-name="ce44" office:value-type="float" office:value="164345" calcext:value-type="float">
            <text:p><text:s text:c="3"/>164,345</text:p>
          </table:table-cell>
          <table:table-cell table:style-name="ce44" office:value-type="float" office:value="36023" calcext:value-type="float">
            <text:p><text:s text:c="3"/>36,023</text:p>
          </table:table-cell>
          <table:table-cell table:style-name="ce44" office:value-type="float" office:value="33261" calcext:value-type="float">
            <text:p><text:s text:c="3"/>33,261</text:p>
          </table:table-cell>
          <table:table-cell table:style-name="ce44" office:value-type="float" office:value="730" calcext:value-type="float">
            <text:p><text:s text:c="3"/>730</text:p>
          </table:table-cell>
          <table:table-cell table:style-name="ce44" office:value-type="float" office:value="373" calcext:value-type="float">
            <text:p><text:s text:c="3"/>373</text:p>
          </table:table-cell>
          <table:table-cell table:style-name="ce44" office:value-type="float" office:value="200" calcext:value-type="float">
            <text:p><text:s text:c="3"/>200</text:p>
          </table:table-cell>
          <table:table-cell table:style-name="ce44" office:value-type="float" office:value="49558" calcext:value-type="float">
            <text:p><text:s text:c="3"/>49,558</text:p>
          </table:table-cell>
          <table:table-cell table:style-name="ce42" office:value-type="float" office:value="17842" calcext:value-type="float">
            <text:p><text:s text:c="3"/>17,842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200779" calcext:value-type="float">
            <text:p><text:s text:c="3"/>200,779</text:p>
          </table:table-cell>
          <table:table-cell table:style-name="ce45" office:value-type="float" office:value="196616" calcext:value-type="float">
            <text:p><text:s text:c="3"/>196,616</text:p>
          </table:table-cell>
          <table:table-cell table:style-name="ce45" office:value-type="float" office:value="33461" calcext:value-type="float">
            <text:p><text:s text:c="3"/>33,461</text:p>
          </table:table-cell>
          <table:table-cell table:style-name="ce45" office:value-type="float" office:value="21454" calcext:value-type="float">
            <text:p><text:s text:c="3"/>21,454</text:p>
          </table:table-cell>
          <table:table-cell table:style-name="ce45" office:value-type="float" office:value="715" calcext:value-type="float">
            <text:p><text:s text:c="3"/>715</text:p>
          </table:table-cell>
          <table:table-cell table:style-name="ce45" office:value-type="float" office:value="438" calcext:value-type="float">
            <text:p><text:s text:c="3"/>438</text:p>
          </table:table-cell>
          <table:table-cell table:style-name="ce45" office:value-type="float" office:value="218" calcext:value-type="float">
            <text:p><text:s text:c="3"/>218</text:p>
          </table:table-cell>
          <table:table-cell table:style-name="ce45"/>
          <table:table-cell table:style-name="ce43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69788" calcext:value-type="float">
            <text:p><text:s text:c="3"/>69,788</text:p>
          </table:table-cell>
          <table:table-cell table:style-name="ce50" office:value-type="float" office:value="66499" calcext:value-type="float">
            <text:p><text:s text:c="3"/>66,499</text:p>
          </table:table-cell>
          <table:table-cell table:style-name="ce50" office:value-type="float" office:value="15296" calcext:value-type="float">
            <text:p><text:s text:c="3"/>15,296</text:p>
          </table:table-cell>
          <table:table-cell table:style-name="ce50" office:value-type="float" office:value="12991" calcext:value-type="float">
            <text:p><text:s text:c="3"/>12,991</text:p>
          </table:table-cell>
          <table:table-cell table:style-name="ce50" office:value-type="float" office:value="310" calcext:value-type="float">
            <text:p><text:s text:c="3"/>310</text:p>
          </table:table-cell>
          <table:table-cell table:style-name="ce50" office:value-type="float" office:value="186" calcext:value-type="float">
            <text:p><text:s text:c="3"/>186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31094" calcext:value-type="float">
            <text:p><text:s text:c="3"/>31,094</text:p>
          </table:table-cell>
          <table:table-cell table:style-name="ce58" office:value-type="float" office:value="29868" calcext:value-type="float">
            <text:p><text:s text:c="3"/>29,868</text:p>
          </table:table-cell>
          <table:table-cell table:style-name="ce60" office:value-type="float" office:value="7955" calcext:value-type="float">
            <text:p><text:s text:c="3"/>7,955</text:p>
          </table:table-cell>
          <table:table-cell table:style-name="ce60" office:value-type="float" office:value="7979" calcext:value-type="float">
            <text:p><text:s text:c="3"/>7,979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14442" calcext:value-type="float">
            <text:p><text:s text:c="3"/>14,442</text:p>
          </table:table-cell>
          <table:table-cell table:style-name="ce60" office:value-type="float" office:value="3633" calcext:value-type="float">
            <text:p><text:s text:c="3"/>3,63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38694" calcext:value-type="float">
            <text:p><text:s text:c="3"/>38,694</text:p>
          </table:table-cell>
          <table:table-cell table:style-name="ce58" office:value-type="float" office:value="36631" calcext:value-type="float">
            <text:p><text:s text:c="3"/>36,631</text:p>
          </table:table-cell>
          <table:table-cell table:style-name="ce60" office:value-type="float" office:value="7341" calcext:value-type="float">
            <text:p><text:s text:c="3"/>7,341</text:p>
          </table:table-cell>
          <table:table-cell table:style-name="ce60" office:value-type="float" office:value="5012" calcext:value-type="float">
            <text:p><text:s text:c="3"/>5,012</text:p>
          </table:table-cell>
          <table:table-cell table:style-name="ce60" office:value-type="float" office:value="161" calcext:value-type="float">
            <text:p><text:s text:c="3"/>161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101194" calcext:value-type="float">
            <text:p><text:s text:c="3"/>101,194</text:p>
          </table:table-cell>
          <table:table-cell table:style-name="ce50" office:value-type="float" office:value="100879" calcext:value-type="float">
            <text:p><text:s text:c="3"/>100,879</text:p>
          </table:table-cell>
          <table:table-cell table:style-name="ce50" office:value-type="float" office:value="17500" calcext:value-type="float">
            <text:p><text:s text:c="3"/>17,500</text:p>
          </table:table-cell>
          <table:table-cell table:style-name="ce50" office:value-type="float" office:value="14318" calcext:value-type="float">
            <text:p><text:s text:c="3"/>14,318</text:p>
          </table:table-cell>
          <table:table-cell table:style-name="ce50" office:value-type="float" office:value="360" calcext:value-type="float">
            <text:p><text:s text:c="3"/>360</text:p>
          </table:table-cell>
          <table:table-cell table:style-name="ce50" office:value-type="float" office:value="207" calcext:value-type="float">
            <text:p><text:s text:c="3"/>207</text:p>
          </table:table-cell>
          <table:table-cell table:style-name="ce50" office:value-type="float" office:value="111" calcext:value-type="float">
            <text:p><text:s text:c="3"/>111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6163" calcext:value-type="float">
            <text:p><text:s text:c="3"/>46,163</text:p>
          </table:table-cell>
          <table:table-cell table:style-name="ce58" office:value-type="float" office:value="46410" calcext:value-type="float">
            <text:p><text:s text:c="3"/>46,410</text:p>
          </table:table-cell>
          <table:table-cell table:style-name="ce60" office:value-type="float" office:value="9171" calcext:value-type="float">
            <text:p><text:s text:c="3"/>9,171</text:p>
          </table:table-cell>
          <table:table-cell table:style-name="ce60" office:value-type="float" office:value="8686" calcext:value-type="float">
            <text:p><text:s text:c="3"/>8,686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9855" calcext:value-type="float">
            <text:p><text:s text:c="3"/>9,855</text:p>
          </table:table-cell>
          <table:table-cell table:style-name="ce60" office:value-type="float" office:value="4425" calcext:value-type="float">
            <text:p><text:s text:c="3"/>4,425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55031" calcext:value-type="float">
            <text:p><text:s text:c="3"/>55,031</text:p>
          </table:table-cell>
          <table:table-cell table:style-name="ce58" office:value-type="float" office:value="54469" calcext:value-type="float">
            <text:p><text:s text:c="3"/>54,469</text:p>
          </table:table-cell>
          <table:table-cell table:style-name="ce60" office:value-type="float" office:value="8329" calcext:value-type="float">
            <text:p><text:s text:c="3"/>8,329</text:p>
          </table:table-cell>
          <table:table-cell table:style-name="ce60" office:value-type="float" office:value="5632" calcext:value-type="float">
            <text:p><text:s text:c="3"/>5,632</text:p>
          </table:table-cell>
          <table:table-cell table:style-name="ce60" office:value-type="float" office:value="176" calcext:value-type="float">
            <text:p><text:s text:c="3"/>176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103872" calcext:value-type="float">
            <text:p><text:s text:c="3"/>103,872</text:p>
          </table:table-cell>
          <table:table-cell table:style-name="ce50" office:value-type="float" office:value="103403" calcext:value-type="float">
            <text:p><text:s text:c="3"/>103,403</text:p>
          </table:table-cell>
          <table:table-cell table:style-name="ce50" office:value-type="float" office:value="19283" calcext:value-type="float">
            <text:p><text:s text:c="3"/>19,283</text:p>
          </table:table-cell>
          <table:table-cell table:style-name="ce50" office:value-type="float" office:value="14487" calcext:value-type="float">
            <text:p><text:s text:c="3"/>14,487</text:p>
          </table:table-cell>
          <table:table-cell table:style-name="ce50" office:value-type="float" office:value="421" calcext:value-type="float">
            <text:p><text:s text:c="3"/>421</text:p>
          </table:table-cell>
          <table:table-cell table:style-name="ce50" office:value-type="float" office:value="218" calcext:value-type="float">
            <text:p><text:s text:c="3"/>218</text:p>
          </table:table-cell>
          <table:table-cell table:style-name="ce50" office:value-type="float" office:value="126" calcext:value-type="float">
            <text:p><text:s text:c="3"/>126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6391" calcext:value-type="float">
            <text:p><text:s text:c="3"/>46,391</text:p>
          </table:table-cell>
          <table:table-cell table:style-name="ce58" office:value-type="float" office:value="46546" calcext:value-type="float">
            <text:p><text:s text:c="3"/>46,546</text:p>
          </table:table-cell>
          <table:table-cell table:style-name="ce60" office:value-type="float" office:value="9940" calcext:value-type="float">
            <text:p><text:s text:c="3"/>9,940</text:p>
          </table:table-cell>
          <table:table-cell table:style-name="ce60" office:value-type="float" office:value="8778" calcext:value-type="float">
            <text:p><text:s text:c="3"/>8,778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5151" calcext:value-type="float">
            <text:p><text:s text:c="3"/>15,151</text:p>
          </table:table-cell>
          <table:table-cell table:style-name="ce60" office:value-type="float" office:value="4989" calcext:value-type="float">
            <text:p><text:s text:c="3"/>4,989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57481" calcext:value-type="float">
            <text:p><text:s text:c="3"/>57,481</text:p>
          </table:table-cell>
          <table:table-cell table:style-name="ce58" office:value-type="float" office:value="56857" calcext:value-type="float">
            <text:p><text:s text:c="3"/>56,857</text:p>
          </table:table-cell>
          <table:table-cell table:style-name="ce60" office:value-type="float" office:value="9343" calcext:value-type="float">
            <text:p><text:s text:c="3"/>9,343</text:p>
          </table:table-cell>
          <table:table-cell table:style-name="ce60" office:value-type="float" office:value="5709" calcext:value-type="float">
            <text:p><text:s text:c="3"/>5,709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91444" calcext:value-type="float">
            <text:p><text:s text:c="3"/>91,444</text:p>
          </table:table-cell>
          <table:table-cell table:style-name="ce50" office:value-type="float" office:value="90180" calcext:value-type="float">
            <text:p><text:s text:c="3"/>90,180</text:p>
          </table:table-cell>
          <table:table-cell table:style-name="ce50" office:value-type="float" office:value="17405" calcext:value-type="float">
            <text:p><text:s text:c="3"/>17,405</text:p>
          </table:table-cell>
          <table:table-cell table:style-name="ce50" office:value-type="float" office:value="12919" calcext:value-type="float">
            <text:p><text:s text:c="3"/>12,919</text:p>
          </table:table-cell>
          <table:table-cell table:style-name="ce50" office:value-type="float" office:value="354" calcext:value-type="float">
            <text:p><text:s text:c="3"/>354</text:p>
          </table:table-cell>
          <table:table-cell table:style-name="ce50" office:value-type="float" office:value="200" calcext:value-type="float">
            <text:p><text:s text:c="3"/>200</text:p>
          </table:table-cell>
          <table:table-cell table:style-name="ce50" office:value-type="float" office:value="103" calcext:value-type="float">
            <text:p><text:s text:c="3"/>103</text:p>
          </table:table-cell>
          <table:table-cell table:style-name="ce5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1871" calcext:value-type="float">
            <text:p><text:s text:c="3"/>41,871</text:p>
          </table:table-cell>
          <table:table-cell table:style-name="ce58" office:value-type="float" office:value="41521" calcext:value-type="float">
            <text:p><text:s text:c="3"/>41,521</text:p>
          </table:table-cell>
          <table:table-cell table:style-name="ce60" office:value-type="float" office:value="8957" calcext:value-type="float">
            <text:p><text:s text:c="3"/>8,957</text:p>
          </table:table-cell>
          <table:table-cell table:style-name="ce60" office:value-type="float" office:value="7818" calcext:value-type="float">
            <text:p><text:s text:c="3"/>7,81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0110" calcext:value-type="float">
            <text:p><text:s text:c="3"/>10,110</text:p>
          </table:table-cell>
          <table:table-cell table:style-name="ce60" office:value-type="float" office:value="4795" calcext:value-type="float">
            <text:p><text:s text:c="3"/>4,795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49573" calcext:value-type="float">
            <text:p><text:s text:c="3"/>49,573</text:p>
          </table:table-cell>
          <table:table-cell table:style-name="ce58" office:value-type="float" office:value="48659" calcext:value-type="float">
            <text:p><text:s text:c="3"/>48,659</text:p>
          </table:table-cell>
          <table:table-cell table:style-name="ce60" office:value-type="float" office:value="8448" calcext:value-type="float">
            <text:p><text:s text:c="3"/>8,448</text:p>
          </table:table-cell>
          <table:table-cell table:style-name="ce60" office:value-type="float" office:value="5101" calcext:value-type="float">
            <text:p><text:s text:c="3"/>5,101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2" office:value-type="float" office:value="-1.95" calcext:value-type="float">
            <text:p><text:s text:c="3"/>－1.95</text:p>
          </table:table-cell>
          <table:table-cell table:style-name="ce52" office:value-type="float" office:value="-0.46" calcext:value-type="float">
            <text:p><text:s text:c="3"/>－0.46</text:p>
          </table:table-cell>
          <table:table-cell table:style-name="ce52" office:value-type="float" office:value="15.35" calcext:value-type="float">
            <text:p><text:s/>15.35</text:p>
          </table:table-cell>
          <table:table-cell table:style-name="ce52" office:value-type="float" office:value="-2.91" calcext:value-type="float">
            <text:p><text:s text:c="3"/>－2.91</text:p>
          </table:table-cell>
          <table:table-cell table:style-name="ce52" office:value-type="float" office:value="3.21" calcext:value-type="float">
            <text:p><text:s/>3.21</text:p>
          </table:table-cell>
          <table:table-cell table:style-name="ce52" office:value-type="float" office:value="-6.98" calcext:value-type="float">
            <text:p><text:s text:c="3"/>－6.98</text:p>
          </table:table-cell>
          <table:table-cell table:style-name="ce52" office:value-type="float" office:value="7.29" calcext:value-type="float">
            <text:p><text:s/>7.29</text:p>
          </table:table-cell>
          <table:table-cell table:style-name="ce70"/>
          <table:table-cell table:style-name="ce8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5" office:value-type="string" office:string-value="男" calcext:value-type="string">
            <text:p><text:s/>男 </text:p>
          </table:table-cell>
          <table:table-cell table:style-name="ce53" office:value-type="float" office:value="-0.86" calcext:value-type="float">
            <text:p><text:s text:c="3"/>－0.86</text:p>
          </table:table-cell>
          <table:table-cell table:style-name="ce53" office:value-type="float" office:value="0.26" calcext:value-type="float">
            <text:p><text:s/>0.26</text:p>
          </table:table-cell>
          <table:table-cell table:style-name="ce53" office:value-type="float" office:value="14.12" calcext:value-type="float">
            <text:p><text:s/>14.12</text:p>
          </table:table-cell>
          <table:table-cell table:style-name="ce53" office:value-type="float" office:value="-4.61" calcext:value-type="float">
            <text:p><text:s text:c="3"/>－4.61</text:p>
          </table:table-cell>
          <table:table-cell table:style-name="ce53" office:value-type="float" office:value="11.73" calcext:value-type="float">
            <text:p><text:s/>11.73</text:p>
          </table:table-cell>
          <table:table-cell table:style-name="ce53" office:value-type="float" office:value="-14.14" calcext:value-type="float">
            <text:p><text:s text:c="3"/>－14.14</text:p>
          </table:table-cell>
          <table:table-cell table:style-name="ce53" office:value-type="float" office:value="9.62" calcext:value-type="float">
            <text:p><text:s/>9.62</text:p>
          </table:table-cell>
          <table:table-cell table:style-name="ce53" office:value-type="float" office:value="3.37" calcext:value-type="float">
            <text:p><text:s/>3.37</text:p>
          </table:table-cell>
          <table:table-cell table:style-name="ce83" office:value-type="float" office:value="4.88" calcext:value-type="float">
            <text:p><text:s/>4.88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7" office:value-type="string" office:string-value="女" calcext:value-type="string">
            <text:p><text:s/>女 </text:p>
          </table:table-cell>
          <table:table-cell table:style-name="ce54" office:value-type="float" office:value="-2.85" calcext:value-type="float">
            <text:p><text:s text:c="3"/>－2.85</text:p>
          </table:table-cell>
          <table:table-cell table:style-name="ce54" office:value-type="float" office:value="-1.08" calcext:value-type="float">
            <text:p><text:s text:c="3"/>－1.08</text:p>
          </table:table-cell>
          <table:table-cell table:style-name="ce54" office:value-type="float" office:value="16.69" calcext:value-type="float">
            <text:p><text:s/>16.69</text:p>
          </table:table-cell>
          <table:table-cell table:style-name="ce54" office:value-type="float" office:value="-0.18" calcext:value-type="float">
            <text:p><text:s text:c="3"/>－0.18</text:p>
          </table:table-cell>
          <table:table-cell table:style-name="ce54" office:value-type="float" office:value="-4.42" calcext:value-type="float">
            <text:p><text:s text:c="3"/>－4.42</text:p>
          </table:table-cell>
          <table:table-cell table:style-name="ce54" office:value-type="float" office:value="-0.86" calcext:value-type="float">
            <text:p><text:s text:c="3"/>－0.86</text:p>
          </table:table-cell>
          <table:table-cell table:style-name="ce54" office:value-type="float" office:value="4.55" calcext:value-type="float">
            <text:p><text:s/>4.55</text:p>
          </table:table-cell>
          <table:table-cell table:style-name="ce71"/>
          <table:table-cell table:style-name="ce84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較本年上月　　増減 (%) △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-11.96" calcext:value-type="float">
            <text:p><text:s text:c="3"/>－11.96</text:p>
          </table:table-cell>
          <table:table-cell table:style-name="ce55" office:value-type="float" office:value="-12.79" calcext:value-type="float">
            <text:p><text:s text:c="3"/>－12.79</text:p>
          </table:table-cell>
          <table:table-cell table:style-name="ce55" office:value-type="float" office:value="-9.74" calcext:value-type="float">
            <text:p><text:s text:c="3"/>－9.74</text:p>
          </table:table-cell>
          <table:table-cell table:style-name="ce55" office:value-type="float" office:value="-10.82" calcext:value-type="float">
            <text:p><text:s text:c="3"/>－10.82</text:p>
          </table:table-cell>
          <table:table-cell table:style-name="ce55" office:value-type="float" office:value="-15.91" calcext:value-type="float">
            <text:p><text:s text:c="3"/>－15.91</text:p>
          </table:table-cell>
          <table:table-cell table:style-name="ce55" office:value-type="float" office:value="-8.26" calcext:value-type="float">
            <text:p><text:s text:c="3"/>－8.26</text:p>
          </table:table-cell>
          <table:table-cell table:style-name="ce55" office:value-type="float" office:value="-18.25" calcext:value-type="float">
            <text:p><text:s text:c="3"/>－18.2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5" office:value-type="string" office:string-value="男" calcext:value-type="string">
            <text:p><text:s/>男 </text:p>
          </table:table-cell>
          <table:table-cell table:style-name="ce53" office:value-type="float" office:value="-9.74" calcext:value-type="float">
            <text:p><text:s text:c="3"/>－9.74</text:p>
          </table:table-cell>
          <table:table-cell table:style-name="ce53" office:value-type="float" office:value="-10.8" calcext:value-type="float">
            <text:p><text:s text:c="3"/>－10.80</text:p>
          </table:table-cell>
          <table:table-cell table:style-name="ce53" office:value-type="float" office:value="-9.89" calcext:value-type="float">
            <text:p><text:s text:c="3"/>－9.89</text:p>
          </table:table-cell>
          <table:table-cell table:style-name="ce53" office:value-type="float" office:value="-10.94" calcext:value-type="float">
            <text:p><text:s text:c="3"/>－10.94</text:p>
          </table:table-cell>
          <table:table-cell table:style-name="ce53" office:value-type="float" office:value="-16.2" calcext:value-type="float">
            <text:p><text:s text:c="3"/>－16.20</text:p>
          </table:table-cell>
          <table:table-cell table:style-name="ce53" office:value-type="float" office:value="-10.53" calcext:value-type="float">
            <text:p><text:s text:c="3"/>－10.53</text:p>
          </table:table-cell>
          <table:table-cell table:style-name="ce53" office:value-type="float" office:value="-10.94" calcext:value-type="float">
            <text:p><text:s text:c="3"/>－10.94</text:p>
          </table:table-cell>
          <table:table-cell table:style-name="ce53" office:value-type="float" office:value="-33.27" calcext:value-type="float">
            <text:p><text:s text:c="3"/>－33.27</text:p>
          </table:table-cell>
          <table:table-cell table:style-name="ce83" office:value-type="float" office:value="-3.89" calcext:value-type="float">
            <text:p><text:s text:c="3"/>－3.89</text:p>
          </table:table-cell>
          <table:table-cell table:style-name="ce91"/>
          <table:table-cell table:style-name="ce90" table:number-columns-repeated="18"/>
          <table:table-cell table:number-columns-repeated="994"/>
        </table:table-row>
        <table:table-row table:style-name="ro5">
          <table:covered-table-cell table:style-name="ce4"/>
          <table:table-cell table:style-name="ce37" office:value-type="string" office:string-value="女" calcext:value-type="string">
            <text:p><text:s/>女 </text:p>
          </table:table-cell>
          <table:table-cell table:style-name="ce54" office:value-type="float" office:value="-13.76" calcext:value-type="float">
            <text:p><text:s text:c="3"/>－13.76</text:p>
          </table:table-cell>
          <table:table-cell table:style-name="ce54" office:value-type="float" office:value="-14.42" calcext:value-type="float">
            <text:p><text:s text:c="3"/>－14.42</text:p>
          </table:table-cell>
          <table:table-cell table:style-name="ce54" office:value-type="float" office:value="-9.58" calcext:value-type="float">
            <text:p><text:s text:c="3"/>－9.58</text:p>
          </table:table-cell>
          <table:table-cell table:style-name="ce54" office:value-type="float" office:value="-10.65" calcext:value-type="float">
            <text:p><text:s text:c="3"/>－10.65</text:p>
          </table:table-cell>
          <table:table-cell table:style-name="ce54" office:value-type="float" office:value="-15.61" calcext:value-type="float">
            <text:p><text:s text:c="3"/>－15.61</text:p>
          </table:table-cell>
          <table:table-cell table:style-name="ce54" office:value-type="float" office:value="-6.5" calcext:value-type="float">
            <text:p><text:s text:c="3"/>－6.50</text:p>
          </table:table-cell>
          <table:table-cell table:style-name="ce54" office:value-type="float" office:value="-25.81" calcext:value-type="float">
            <text:p><text:s text:c="3"/>－25.81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6">
          <table:table-cell table:style-name="ce26" office:value-type="string" calcext:value-type="string">
            <text:p>  <text:span text:style-name="T2">說明</text:span><text:span text:style-name="T3">  : </text:span><text:span text:style-name="T4">本表按登記日期統計。</text:span></text:p>
          </table:table-cell>
          <table:table-cell table:style-name="ce38" table:number-columns-repeated="5"/>
          <table:table-cell table:style-name="ce62"/>
          <table:table-cell table:style-name="ce63"/>
          <table:table-cell table:style-name="ce62"/>
          <table:table-cell table:style-name="ce73"/>
          <table:table-cell table:style-name="ce85" office:value-type="string" calcext:value-type="string">
            <text:p>內政部戶政司 民國101年5月4日編製</text:p>
          </table:table-cell>
          <table:table-cell table:style-name="ce92" table:number-columns-repeated="1013"/>
        </table:table-row>
        <table:table-row table:style-name="ro7">
          <table:table-cell table:style-name="ce27"/>
          <table:table-cell table:number-columns-repeated="3"/>
          <table:table-cell table:style-name="ce61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1" table:number-columns-repeated="5"/>
          <table:table-cell table:style-name="ce74" table:number-columns-repeated="2"/>
          <table:table-cell table:number-columns-repeated="1013"/>
        </table:table-row>
        <table:table-row table:style-name="ro7" table:number-rows-repeated="104847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5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10" table:default-cell-style-name="ce110"/>
        <table:table-column table:style-name="co2" table:default-cell-style-name="ce110"/>
        <table:table-column table:style-name="co11" table:number-columns-repeated="2" table:default-cell-style-name="ce110"/>
        <table:table-column table:style-name="co12" table:default-cell-style-name="ce110"/>
        <table:table-column table:style-name="co13" table:default-cell-style-name="ce110"/>
        <table:table-column table:style-name="co14" table:number-columns-repeated="2" table:default-cell-style-name="ce110"/>
        <table:table-column table:style-name="co15" table:default-cell-style-name="ce110"/>
        <table:table-column table:style-name="co13" table:default-cell-style-name="ce110"/>
        <table:table-column table:style-name="co14" table:default-cell-style-name="ce110"/>
        <table:table-column table:style-name="co6" table:number-columns-repeated="9" table:default-cell-style-name="ce110"/>
        <table:table-column table:style-name="co7" table:number-columns-repeated="6" table:default-cell-style-name="ce110"/>
        <table:table-column table:style-name="co8" table:number-columns-repeated="4" table:default-cell-style-name="ce110"/>
        <table:table-column table:style-name="co16" table:number-columns-repeated="994" table:default-cell-style-name="Default"/>
        <table:table-header-rows>
          <table:table-row table:style-name="ro8">
            <table:table-cell table:style-name="ce96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1"/>
            <table:table-cell table:style-name="ce86" table:number-columns-repeated="5"/>
            <table:table-cell table:style-name="ce93" table:number-columns-spanned="14" table:number-rows-spanned="1"/>
            <table:covered-table-cell table:number-columns-repeated="13" table:style-name="ce93"/>
            <table:table-cell table:style-name="ce95" table:number-columns-repeated="994"/>
          </table:table-row>
          <table:table-row table:style-name="ro9">
            <table:table-cell table:style-name="ce95"/>
            <table:table-cell table:style-name="ce112"/>
            <table:table-cell table:style-name="ce118" office:value-type="string" office:string-value="中 華 民 國 101 年 4月 份" calcext:value-type="string" table:number-columns-spanned="7" table:number-rows-spanned="1">
              <text:p><text:s/>中 華 民 國 101 年 4月 份 </text:p>
            </table:table-cell>
            <table:covered-table-cell table:number-columns-repeated="6" table:style-name="ce118"/>
            <table:table-cell table:style-name="ce122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24"/>
            <table:table-cell table:style-name="ce125" table:number-columns-repeated="4"/>
            <table:table-cell table:style-name="ce95" table:number-columns-repeated="2"/>
            <table:table-cell table:style-name="ce128" table:number-columns-repeated="4"/>
            <table:table-cell table:style-name="ce125"/>
            <table:table-cell table:style-name="ce128" table:number-columns-repeated="8"/>
            <table:table-cell table:style-name="ce95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3">  </text:span><text:span text:style-name="T6">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6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6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6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6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6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6" office:value-type="string" calcext:value-type="string">
              <text:p>離婚</text:p>
            </table:table-cell>
            <table:table-cell table:style-name="ce87" table:number-columns-repeated="4"/>
            <table:table-cell table:number-columns-repeated="2"/>
            <table:table-cell table:style-name="ce94" table:number-columns-repeated="4"/>
            <table:table-cell table:style-name="ce87"/>
            <table:table-cell table:style-name="ce94" table:number-columns-repeated="8"/>
            <table:table-cell table:number-columns-repeated="994"/>
          </table:table-row>
          <table:table-row table:style-name="ro3">
            <table:covered-table-cell table:style-name="ce97"/>
            <table:covered-table-cell table:number-columns-repeated="2" table:style-name="ce113"/>
            <table:covered-table-cell table:number-columns-repeated="5" table:style-name="ce119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7" office:value-type="string" calcext:value-type="string">
              <text:p>對數</text:p>
            </table:table-cell>
            <table:table-cell table:style-name="ce88" table:number-columns-repeated="19"/>
            <table:table-cell table:number-columns-repeated="994"/>
          </table:table-row>
        </table:table-header-rows>
        <table:table-row table:style-name="ro10">
          <table:table-cell table:style-name="ce98"/>
          <table:table-cell table:style-name="ce31" office:value-type="string" office:string-value="計" calcext:value-type="string">
            <text:p><text:s/>計 </text:p>
          </table:table-cell>
          <table:table-cell table:style-name="ce48" office:value-type="float" office:value="91444" calcext:value-type="float">
            <text:p><text:s text:c="3"/>91,444</text:p>
          </table:table-cell>
          <table:table-cell table:style-name="ce48" office:value-type="float" office:value="90180" calcext:value-type="float">
            <text:p><text:s text:c="3"/>90,180</text:p>
          </table:table-cell>
          <table:table-cell table:style-name="ce48" office:value-type="float" office:value="17405" calcext:value-type="float">
            <text:p><text:s text:c="3"/>17,405</text:p>
          </table:table-cell>
          <table:table-cell table:style-name="ce48" office:value-type="float" office:value="12919" calcext:value-type="float">
            <text:p><text:s text:c="3"/>12,919</text:p>
          </table:table-cell>
          <table:table-cell table:style-name="ce48" office:value-type="float" office:value="354" calcext:value-type="float">
            <text:p><text:s text:c="3"/>354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總 <text:s text:c="3"/>計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8" office:value-type="float" office:value="41871" calcext:value-type="float">
            <text:p><text:s text:c="3"/>41,871</text:p>
          </table:table-cell>
          <table:table-cell table:style-name="ce48" office:value-type="float" office:value="41521" calcext:value-type="float">
            <text:p><text:s text:c="3"/>41,521</text:p>
          </table:table-cell>
          <table:table-cell table:style-name="ce48" office:value-type="float" office:value="8957" calcext:value-type="float">
            <text:p><text:s text:c="3"/>8,957</text:p>
          </table:table-cell>
          <table:table-cell table:style-name="ce48" office:value-type="float" office:value="7818" calcext:value-type="float">
            <text:p><text:s text:c="3"/>7,818</text:p>
          </table:table-cell>
          <table:table-cell table:style-name="ce48" office:value-type="float" office:value="181" calcext:value-type="float">
            <text:p><text:s text:c="3"/>181</text:p>
          </table:table-cell>
          <table:table-cell table:style-name="ce48" office:value-type="float" office:value="85" calcext:value-type="float">
            <text:p><text:s text:c="3"/>85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10110" calcext:value-type="float">
            <text:p><text:s text:c="3"/>10,110</text:p>
          </table:table-cell>
          <table:table-cell table:style-name="ce59" office:value-type="float" office:value="4795" calcext:value-type="float">
            <text:p><text:s text:c="3"/>4,795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49" office:value-type="float" office:value="49573" calcext:value-type="float">
            <text:p><text:s text:c="3"/>49,573</text:p>
          </table:table-cell>
          <table:table-cell table:style-name="ce49" office:value-type="float" office:value="48659" calcext:value-type="float">
            <text:p><text:s text:c="3"/>48,659</text:p>
          </table:table-cell>
          <table:table-cell table:style-name="ce49" office:value-type="float" office:value="8448" calcext:value-type="float">
            <text:p><text:s text:c="3"/>8,448</text:p>
          </table:table-cell>
          <table:table-cell table:style-name="ce49" office:value-type="float" office:value="5101" calcext:value-type="float">
            <text:p><text:s text:c="3"/>5,101</text:p>
          </table:table-cell>
          <table:table-cell table:style-name="ce49" office:value-type="float" office:value="173" calcext:value-type="float">
            <text:p><text:s text:c="3"/>173</text:p>
          </table:table-cell>
          <table:table-cell table:style-name="ce49" office:value-type="float" office:value="115" calcext:value-type="float">
            <text:p><text:s text:c="3"/>115</text:p>
          </table:table-cell>
          <table:table-cell table:style-name="ce49" office:value-type="float" office:value="46" calcext:value-type="float">
            <text:p><text:s text:c="3"/>46</text:p>
          </table:table-cell>
          <table:table-cell table:style-name="ce6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計" calcext:value-type="string">
            <text:p><text:s/>計 </text:p>
          </table:table-cell>
          <table:table-cell table:style-name="ce59" office:value-type="float" office:value="15866" calcext:value-type="float">
            <text:p><text:s text:c="3"/>15,866</text:p>
          </table:table-cell>
          <table:table-cell table:style-name="ce59" office:value-type="float" office:value="16402" calcext:value-type="float">
            <text:p><text:s text:c="3"/>16,402</text:p>
          </table:table-cell>
          <table:table-cell table:style-name="ce59" office:value-type="float" office:value="3093" calcext:value-type="float">
            <text:p><text:s text:c="3"/>3,093</text:p>
          </table:table-cell>
          <table:table-cell table:style-name="ce59" office:value-type="float" office:value="1738" calcext:value-type="float">
            <text:p><text:s text:c="3"/>1,738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新北市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9" office:value-type="float" office:value="7221" calcext:value-type="float">
            <text:p><text:s text:c="3"/>7,221</text:p>
          </table:table-cell>
          <table:table-cell table:style-name="ce59" office:value-type="float" office:value="7558" calcext:value-type="float">
            <text:p><text:s text:c="3"/>7,558</text:p>
          </table:table-cell>
          <table:table-cell table:style-name="ce59" office:value-type="float" office:value="1580" calcext:value-type="float">
            <text:p><text:s text:c="3"/>1,580</text:p>
          </table:table-cell>
          <table:table-cell table:style-name="ce59" office:value-type="float" office:value="1048" calcext:value-type="float">
            <text:p><text:s text:c="3"/>1,048</text:p>
          </table:table-cell>
          <table:table-cell table:style-name="ce59" office:value-type="float" office:value="41" calcext:value-type="float">
            <text:p><text:s text:c="3"/>41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865" calcext:value-type="float">
            <text:p><text:s text:c="3"/>1,865</text:p>
          </table:table-cell>
          <table:table-cell table:style-name="ce59" office:value-type="float" office:value="926" calcext:value-type="float">
            <text:p><text:s text:c="3"/>926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59" office:value-type="float" office:value="8645" calcext:value-type="float">
            <text:p><text:s text:c="3"/>8,645</text:p>
          </table:table-cell>
          <table:table-cell table:style-name="ce59" office:value-type="float" office:value="8844" calcext:value-type="float">
            <text:p><text:s text:c="3"/>8,844</text:p>
          </table:table-cell>
          <table:table-cell table:style-name="ce59" office:value-type="float" office:value="1513" calcext:value-type="float">
            <text:p><text:s text:c="3"/>1,513</text:p>
          </table:table-cell>
          <table:table-cell table:style-name="ce59" office:value-type="float" office:value="690" calcext:value-type="float">
            <text:p><text:s text:c="3"/>690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6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計" calcext:value-type="string">
            <text:p><text:s/>計 </text:p>
          </table:table-cell>
          <table:table-cell table:style-name="ce69" office:value-type="float" office:value="13354" calcext:value-type="float">
            <text:p><text:s text:c="3"/>13,354</text:p>
          </table:table-cell>
          <table:table-cell table:style-name="ce69" office:value-type="float" office:value="12035" calcext:value-type="float">
            <text:p><text:s text:c="3"/>12,035</text:p>
          </table:table-cell>
          <table:table-cell table:style-name="ce69" office:value-type="float" office:value="2241" calcext:value-type="float">
            <text:p><text:s text:c="3"/>2,241</text:p>
          </table:table-cell>
          <table:table-cell table:style-name="ce69" office:value-type="float" office:value="1387" calcext:value-type="float">
            <text:p><text:s text:c="3"/>1,387</text:p>
          </table:table-cell>
          <table:table-cell table:style-name="ce69" office:value-type="float" office:value="28" calcext:value-type="float">
            <text:p><text:s text:c="3"/>28</text:p>
          </table:table-cell>
          <table:table-cell table:style-name="ce69" office:value-type="float" office:value="31" calcext:value-type="float">
            <text:p><text:s text:c="3"/>3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臺北市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9" office:value-type="float" office:value="6078" calcext:value-type="float">
            <text:p><text:s text:c="3"/>6,078</text:p>
          </table:table-cell>
          <table:table-cell table:style-name="ce59" office:value-type="float" office:value="5588" calcext:value-type="float">
            <text:p><text:s text:c="3"/>5,588</text:p>
          </table:table-cell>
          <table:table-cell table:style-name="ce59" office:value-type="float" office:value="1166" calcext:value-type="float">
            <text:p><text:s text:c="3"/>1,166</text:p>
          </table:table-cell>
          <table:table-cell table:style-name="ce59" office:value-type="float" office:value="825" calcext:value-type="float">
            <text:p><text:s text:c="3"/>82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290" calcext:value-type="float">
            <text:p><text:s text:c="3"/>1,290</text:p>
          </table:table-cell>
          <table:table-cell table:style-name="ce59" office:value-type="float" office:value="466" calcext:value-type="float">
            <text:p><text:s text:c="3"/>466</text:p>
          </table:table-cell>
          <table:table-cell table:style-name="ce12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2" office:value-type="string" office:string-value="女" calcext:value-type="string">
            <text:p><text:s/>女 </text:p>
          </table:table-cell>
          <table:table-cell table:style-name="ce68" office:value-type="float" office:value="7276" calcext:value-type="float">
            <text:p><text:s text:c="3"/>7,276</text:p>
          </table:table-cell>
          <table:table-cell table:style-name="ce68" office:value-type="float" office:value="6447" calcext:value-type="float">
            <text:p><text:s text:c="3"/>6,447</text:p>
          </table:table-cell>
          <table:table-cell table:style-name="ce68" office:value-type="float" office:value="1075" calcext:value-type="float">
            <text:p><text:s text:c="3"/>1,075</text:p>
          </table:table-cell>
          <table:table-cell table:style-name="ce68" office:value-type="float" office:value="562" calcext:value-type="float">
            <text:p><text:s text:c="3"/>562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68" office:value-type="float" office:value="17" calcext:value-type="float">
            <text:p><text:s text:c="3"/>17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68" table:number-columns-repeated="2"/>
          <table:table-cell table:style-name="ce126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計" calcext:value-type="string">
            <text:p><text:s/>計 </text:p>
          </table:table-cell>
          <table:table-cell table:style-name="ce69" office:value-type="float" office:value="11487" calcext:value-type="float">
            <text:p><text:s text:c="3"/>11,487</text:p>
          </table:table-cell>
          <table:table-cell table:style-name="ce69" office:value-type="float" office:value="10772" calcext:value-type="float">
            <text:p><text:s text:c="3"/>10,772</text:p>
          </table:table-cell>
          <table:table-cell table:style-name="ce69" office:value-type="float" office:value="2164" calcext:value-type="float">
            <text:p><text:s text:c="3"/>2,164</text:p>
          </table:table-cell>
          <table:table-cell table:style-name="ce69" office:value-type="float" office:value="1283" calcext:value-type="float">
            <text:p><text:s text:c="3"/>1,283</text:p>
          </table:table-cell>
          <table:table-cell table:style-name="ce69" office:value-type="float" office:value="36" calcext:value-type="float">
            <text:p><text:s text:c="3"/>36</text:p>
          </table:table-cell>
          <table:table-cell table:style-name="ce69" office:value-type="float" office:value="18" calcext:value-type="float">
            <text:p><text:s text:c="3"/>18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臺中市" calcext:value-type="string">
            <text:p><text:s/>臺中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9" office:value-type="float" office:value="5180" calcext:value-type="float">
            <text:p><text:s text:c="3"/>5,180</text:p>
          </table:table-cell>
          <table:table-cell table:style-name="ce59" office:value-type="float" office:value="4919" calcext:value-type="float">
            <text:p><text:s text:c="3"/>4,919</text:p>
          </table:table-cell>
          <table:table-cell table:style-name="ce59" office:value-type="float" office:value="1092" calcext:value-type="float">
            <text:p><text:s text:c="3"/>1,092</text:p>
          </table:table-cell>
          <table:table-cell table:style-name="ce59" office:value-type="float" office:value="745" calcext:value-type="float">
            <text:p><text:s text:c="3"/>745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1192" calcext:value-type="float">
            <text:p><text:s text:c="3"/>1,192</text:p>
          </table:table-cell>
          <table:table-cell table:style-name="ce59" office:value-type="float" office:value="570" calcext:value-type="float">
            <text:p><text:s text:c="3"/>570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68" office:value-type="float" office:value="6307" calcext:value-type="float">
            <text:p><text:s text:c="3"/>6,307</text:p>
          </table:table-cell>
          <table:table-cell table:style-name="ce68" office:value-type="float" office:value="5853" calcext:value-type="float">
            <text:p><text:s text:c="3"/>5,853</text:p>
          </table:table-cell>
          <table:table-cell table:style-name="ce68" office:value-type="float" office:value="1072" calcext:value-type="float">
            <text:p><text:s text:c="3"/>1,072</text:p>
          </table:table-cell>
          <table:table-cell table:style-name="ce68" office:value-type="float" office:value="538" calcext:value-type="float">
            <text:p><text:s text:c="3"/>538</text:p>
          </table:table-cell>
          <table:table-cell table:style-name="ce68" office:value-type="float" office:value="17" calcext:value-type="float">
            <text:p><text:s text:c="3"/>17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計" calcext:value-type="string">
            <text:p><text:s/>計 </text:p>
          </table:table-cell>
          <table:table-cell table:style-name="ce69" office:value-type="float" office:value="6638" calcext:value-type="float">
            <text:p><text:s text:c="3"/>6,638</text:p>
          </table:table-cell>
          <table:table-cell table:style-name="ce69" office:value-type="float" office:value="6479" calcext:value-type="float">
            <text:p><text:s text:c="3"/>6,479</text:p>
          </table:table-cell>
          <table:table-cell table:style-name="ce69" office:value-type="float" office:value="1298" calcext:value-type="float">
            <text:p><text:s text:c="3"/>1,298</text:p>
          </table:table-cell>
          <table:table-cell table:style-name="ce69" office:value-type="float" office:value="1158" calcext:value-type="float">
            <text:p><text:s text:c="3"/>1,158</text:p>
          </table:table-cell>
          <table:table-cell table:style-name="ce69" office:value-type="float" office:value="16" calcext:value-type="float">
            <text:p><text:s text:c="3"/>16</text:p>
          </table:table-cell>
          <table:table-cell table:style-name="ce69" office:value-type="float" office:value="19" calcext:value-type="float">
            <text:p><text:s text:c="3"/>19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臺南市" calcext:value-type="string">
            <text:p><text:s/>臺南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9" office:value-type="float" office:value="3029" calcext:value-type="float">
            <text:p><text:s text:c="3"/>3,029</text:p>
          </table:table-cell>
          <table:table-cell table:style-name="ce59" office:value-type="float" office:value="2991" calcext:value-type="float">
            <text:p><text:s text:c="3"/>2,991</text:p>
          </table:table-cell>
          <table:table-cell table:style-name="ce59" office:value-type="float" office:value="691" calcext:value-type="float">
            <text:p><text:s text:c="3"/>691</text:p>
          </table:table-cell>
          <table:table-cell table:style-name="ce59" office:value-type="float" office:value="700" calcext:value-type="float">
            <text:p><text:s text:c="3"/>700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803" calcext:value-type="float">
            <text:p><text:s text:c="3"/>803</text:p>
          </table:table-cell>
          <table:table-cell table:style-name="ce59" office:value-type="float" office:value="385" calcext:value-type="float">
            <text:p><text:s text:c="3"/>385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1" office:value-type="string" office:string-value="女" calcext:value-type="string">
            <text:p><text:s/>女 </text:p>
          </table:table-cell>
          <table:table-cell table:style-name="ce68" office:value-type="float" office:value="3609" calcext:value-type="float">
            <text:p><text:s text:c="3"/>3,609</text:p>
          </table:table-cell>
          <table:table-cell table:style-name="ce68" office:value-type="float" office:value="3488" calcext:value-type="float">
            <text:p><text:s text:c="3"/>3,488</text:p>
          </table:table-cell>
          <table:table-cell table:style-name="ce68" office:value-type="float" office:value="607" calcext:value-type="float">
            <text:p><text:s text:c="3"/>607</text:p>
          </table:table-cell>
          <table:table-cell table:style-name="ce68" office:value-type="float" office:value="458" calcext:value-type="float">
            <text:p><text:s text:c="3"/>458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114" office:value-type="string" office:string-value="計" calcext:value-type="string">
            <text:p><text:s/>計 </text:p>
          </table:table-cell>
          <table:table-cell table:style-name="ce69" office:value-type="float" office:value="11520" calcext:value-type="float">
            <text:p><text:s text:c="3"/>11,520</text:p>
          </table:table-cell>
          <table:table-cell table:style-name="ce69" office:value-type="float" office:value="11771" calcext:value-type="float">
            <text:p><text:s text:c="3"/>11,771</text:p>
          </table:table-cell>
          <table:table-cell table:style-name="ce69" office:value-type="float" office:value="1918" calcext:value-type="float">
            <text:p><text:s text:c="3"/>1,918</text:p>
          </table:table-cell>
          <table:table-cell table:style-name="ce69" office:value-type="float" office:value="1604" calcext:value-type="float">
            <text:p><text:s text:c="3"/>1,604</text:p>
          </table:table-cell>
          <table:table-cell table:style-name="ce69" office:value-type="float" office:value="45" calcext:value-type="float">
            <text:p><text:s text:c="3"/>45</text:p>
          </table:table-cell>
          <table:table-cell table:style-name="ce69" office:value-type="float" office:value="22" calcext:value-type="float">
            <text:p><text:s text:c="3"/>22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高雄市" calcext:value-type="string">
            <text:p><text:s/>高雄市 </text:p>
          </table:table-cell>
          <table:table-cell table:style-name="ce115" office:value-type="string" office:string-value="男" calcext:value-type="string">
            <text:p><text:s/>男 </text:p>
          </table:table-cell>
          <table:table-cell table:style-name="ce59" office:value-type="float" office:value="5299" calcext:value-type="float">
            <text:p><text:s text:c="3"/>5,299</text:p>
          </table:table-cell>
          <table:table-cell table:style-name="ce59" office:value-type="float" office:value="5508" calcext:value-type="float">
            <text:p><text:s text:c="3"/>5,508</text:p>
          </table:table-cell>
          <table:table-cell table:style-name="ce59" office:value-type="float" office:value="989" calcext:value-type="float">
            <text:p><text:s text:c="3"/>989</text:p>
          </table:table-cell>
          <table:table-cell table:style-name="ce59" office:value-type="float" office:value="987" calcext:value-type="float">
            <text:p><text:s text:c="3"/>987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1179" calcext:value-type="float">
            <text:p><text:s text:c="3"/>1,179</text:p>
          </table:table-cell>
          <table:table-cell table:style-name="ce59" office:value-type="float" office:value="607" calcext:value-type="float">
            <text:p><text:s text:c="3"/>607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116" office:value-type="string" office:string-value="女" calcext:value-type="string">
            <text:p><text:s/>女 </text:p>
          </table:table-cell>
          <table:table-cell table:style-name="ce68" office:value-type="float" office:value="6221" calcext:value-type="float">
            <text:p><text:s text:c="3"/>6,221</text:p>
          </table:table-cell>
          <table:table-cell table:style-name="ce68" office:value-type="float" office:value="6263" calcext:value-type="float">
            <text:p><text:s text:c="3"/>6,263</text:p>
          </table:table-cell>
          <table:table-cell table:style-name="ce68" office:value-type="float" office:value="929" calcext:value-type="float">
            <text:p><text:s text:c="3"/>929</text:p>
          </table:table-cell>
          <table:table-cell table:style-name="ce68" office:value-type="float" office:value="617" calcext:value-type="float">
            <text:p><text:s text:c="3"/>617</text:p>
          </table:table-cell>
          <table:table-cell table:style-name="ce68" office:value-type="float" office:value="18" calcext:value-type="float">
            <text:p><text:s text:c="3"/>18</text:p>
          </table:table-cell>
          <table:table-cell table:style-name="ce68" office:value-type="float" office:value="15" calcext:value-type="float">
            <text:p><text:s text:c="3"/>15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1" office:value-type="string" office:string-value="計" calcext:value-type="string">
            <text:p><text:s/>計 </text:p>
          </table:table-cell>
          <table:table-cell table:style-name="ce48" office:value-type="float" office:value="31361" calcext:value-type="float">
            <text:p><text:s text:c="3"/>31,361</text:p>
          </table:table-cell>
          <table:table-cell table:style-name="ce48" office:value-type="float" office:value="32246" calcext:value-type="float">
            <text:p><text:s text:c="3"/>32,246</text:p>
          </table:table-cell>
          <table:table-cell table:style-name="ce48" office:value-type="float" office:value="6559" calcext:value-type="float">
            <text:p><text:s text:c="3"/>6,559</text:p>
          </table:table-cell>
          <table:table-cell table:style-name="ce48" office:value-type="float" office:value="5708" calcext:value-type="float">
            <text:p><text:s text:c="3"/>5,708</text:p>
          </table:table-cell>
          <table:table-cell table:style-name="ce48" office:value-type="float" office:value="149" calcext:value-type="float">
            <text:p><text:s text:c="3"/>149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4"/>
          <table:table-cell table:style-name="ce4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臺灣省" calcext:value-type="string">
            <text:p><text:s/>臺灣省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8" office:value-type="float" office:value="14440" calcext:value-type="float">
            <text:p><text:s text:c="3"/>14,440</text:p>
          </table:table-cell>
          <table:table-cell table:style-name="ce48" office:value-type="float" office:value="14690" calcext:value-type="float">
            <text:p><text:s text:c="3"/>14,690</text:p>
          </table:table-cell>
          <table:table-cell table:style-name="ce48" office:value-type="float" office:value="3378" calcext:value-type="float">
            <text:p><text:s text:c="3"/>3,378</text:p>
          </table:table-cell>
          <table:table-cell table:style-name="ce48" office:value-type="float" office:value="3485" calcext:value-type="float">
            <text:p><text:s text:c="3"/>3,485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3749" calcext:value-type="float">
            <text:p><text:s text:c="3"/>3,749</text:p>
          </table:table-cell>
          <table:table-cell table:style-name="ce59" office:value-type="float" office:value="1830" calcext:value-type="float">
            <text:p><text:s text:c="3"/>1,830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49" office:value-type="float" office:value="16921" calcext:value-type="float">
            <text:p><text:s text:c="3"/>16,921</text:p>
          </table:table-cell>
          <table:table-cell table:style-name="ce49" office:value-type="float" office:value="17556" calcext:value-type="float">
            <text:p><text:s text:c="3"/>17,556</text:p>
          </table:table-cell>
          <table:table-cell table:style-name="ce49" office:value-type="float" office:value="3181" calcext:value-type="float">
            <text:p><text:s text:c="3"/>3,181</text:p>
          </table:table-cell>
          <table:table-cell table:style-name="ce49" office:value-type="float" office:value="2223" calcext:value-type="float">
            <text:p><text:s text:c="3"/>2,223</text:p>
          </table:table-cell>
          <table:table-cell table:style-name="ce49" office:value-type="float" office:value="79" calcext:value-type="float">
            <text:p><text:s text:c="3"/>79</text:p>
          </table:table-cell>
          <table:table-cell table:style-name="ce49" office:value-type="float" office:value="47" calcext:value-type="float">
            <text:p><text:s text:c="3"/>47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5"/>
          <table:table-cell table:style-name="ce43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662" calcext:value-type="float">
            <text:p><text:s text:c="3"/>1,662</text:p>
          </table:table-cell>
          <table:table-cell table:style-name="ce69" office:value-type="float" office:value="1815" calcext:value-type="float">
            <text:p><text:s text:c="3"/>1,815</text:p>
          </table:table-cell>
          <table:table-cell table:style-name="ce69" office:value-type="float" office:value="308" calcext:value-type="float">
            <text:p><text:s text:c="3"/>308</text:p>
          </table:table-cell>
          <table:table-cell table:style-name="ce69" office:value-type="float" office:value="287" calcext:value-type="float">
            <text:p><text:s text:c="3"/>287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宜<text:span text:style-name="T1">蘭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752" calcext:value-type="float">
            <text:p><text:s text:c="3"/>752</text:p>
          </table:table-cell>
          <table:table-cell table:style-name="ce59" office:value-type="float" office:value="815" calcext:value-type="float">
            <text:p><text:s text:c="3"/>815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910" calcext:value-type="float">
            <text:p><text:s text:c="3"/>910</text:p>
          </table:table-cell>
          <table:table-cell table:style-name="ce68" office:value-type="float" office:value="1000" calcext:value-type="float">
            <text:p><text:s text:c="3"/>1,000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number-columns-repeated="2" table:style-name="ce68" office:value-type="float" office:value="5" calcext:value-type="float">
            <text:p><text:s text:c="3"/>5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8247" calcext:value-type="float">
            <text:p><text:s text:c="3"/>8,247</text:p>
          </table:table-cell>
          <table:table-cell table:style-name="ce69" office:value-type="float" office:value="7497" calcext:value-type="float">
            <text:p><text:s text:c="3"/>7,497</text:p>
          </table:table-cell>
          <table:table-cell table:style-name="ce69" office:value-type="float" office:value="1531" calcext:value-type="float">
            <text:p><text:s text:c="3"/>1,531</text:p>
          </table:table-cell>
          <table:table-cell table:style-name="ce69" office:value-type="float" office:value="952" calcext:value-type="float">
            <text:p><text:s text:c="3"/>952</text:p>
          </table:table-cell>
          <table:table-cell table:style-name="ce69" office:value-type="float" office:value="44" calcext:value-type="float">
            <text:p><text:s text:c="3"/>44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桃<text:span text:style-name="T1">園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3833" calcext:value-type="float">
            <text:p><text:s text:c="3"/>3,833</text:p>
          </table:table-cell>
          <table:table-cell table:style-name="ce59" office:value-type="float" office:value="3446" calcext:value-type="float">
            <text:p><text:s text:c="3"/>3,446</text:p>
          </table:table-cell>
          <table:table-cell table:style-name="ce59" office:value-type="float" office:value="793" calcext:value-type="float">
            <text:p><text:s text:c="3"/>793</text:p>
          </table:table-cell>
          <table:table-cell table:style-name="ce59" office:value-type="float" office:value="587" calcext:value-type="float">
            <text:p><text:s text:c="3"/>587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897" calcext:value-type="float">
            <text:p><text:s text:c="3"/>897</text:p>
          </table:table-cell>
          <table:table-cell table:style-name="ce59" office:value-type="float" office:value="466" calcext:value-type="float">
            <text:p><text:s text:c="3"/>466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4414" calcext:value-type="float">
            <text:p><text:s text:c="3"/>4,414</text:p>
          </table:table-cell>
          <table:table-cell table:style-name="ce68" office:value-type="float" office:value="4051" calcext:value-type="float">
            <text:p><text:s text:c="3"/>4,051</text:p>
          </table:table-cell>
          <table:table-cell table:style-name="ce68" office:value-type="float" office:value="738" calcext:value-type="float">
            <text:p><text:s text:c="3"/>738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916" calcext:value-type="float">
            <text:p><text:s text:c="3"/>1,916</text:p>
          </table:table-cell>
          <table:table-cell table:style-name="ce69" office:value-type="float" office:value="1746" calcext:value-type="float">
            <text:p><text:s text:c="3"/>1,746</text:p>
          </table:table-cell>
          <table:table-cell table:style-name="ce69" office:value-type="float" office:value="484" calcext:value-type="float">
            <text:p><text:s text:c="3"/>484</text:p>
          </table:table-cell>
          <table:table-cell table:style-name="ce69" office:value-type="float" office:value="304" calcext:value-type="float">
            <text:p><text:s text:c="3"/>304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新<text:span text:style-name="T1">竹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947" calcext:value-type="float">
            <text:p><text:s text:c="3"/>947</text:p>
          </table:table-cell>
          <table:table-cell table:style-name="ce59" office:value-type="float" office:value="796" calcext:value-type="float">
            <text:p><text:s text:c="3"/>796</text:p>
          </table:table-cell>
          <table:table-cell table:style-name="ce59" office:value-type="float" office:value="236" calcext:value-type="float">
            <text:p><text:s text:c="3"/>236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969" calcext:value-type="float">
            <text:p><text:s text:c="3"/>969</text:p>
          </table:table-cell>
          <table:table-cell table:style-name="ce68" office:value-type="float" office:value="950" calcext:value-type="float">
            <text:p><text:s text:c="3"/>950</text:p>
          </table:table-cell>
          <table:table-cell table:style-name="ce68" office:value-type="float" office:value="248" calcext:value-type="float">
            <text:p><text:s text:c="3"/>248</text:p>
          </table:table-cell>
          <table:table-cell table:style-name="ce68" office:value-type="float" office:value="117" calcext:value-type="float">
            <text:p><text:s text:c="3"/>117</text:p>
          </table:table-cell>
          <table:table-cell table:number-columns-repeated="2" table:style-name="ce68" office:value-type="float" office:value="2" calcext:value-type="float">
            <text:p><text:s text:c="3"/>2</text:p>
          </table:table-cell>
          <table:table-cell table:style-name="ce49" office:value-type="float" office:value="0" calcext:value-type="float">
            <text:p>—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491" calcext:value-type="float">
            <text:p><text:s text:c="3"/>1,491</text:p>
          </table:table-cell>
          <table:table-cell table:style-name="ce69" office:value-type="float" office:value="1485" calcext:value-type="float">
            <text:p><text:s text:c="3"/>1,485</text:p>
          </table:table-cell>
          <table:table-cell table:style-name="ce69" office:value-type="float" office:value="476" calcext:value-type="float">
            <text:p><text:s text:c="3"/>476</text:p>
          </table:table-cell>
          <table:table-cell table:style-name="ce69" office:value-type="float" office:value="369" calcext:value-type="float">
            <text:p><text:s text:c="3"/>369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苗<text:span text:style-name="T1">栗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610" calcext:value-type="float">
            <text:p><text:s text:c="3"/>610</text:p>
          </table:table-cell>
          <table:table-cell table:style-name="ce59" office:value-type="float" office:value="624" calcext:value-type="float">
            <text:p><text:s text:c="3"/>624</text:p>
          </table:table-cell>
          <table:table-cell table:style-name="ce59" office:value-type="float" office:value="246" calcext:value-type="float">
            <text:p><text:s text:c="3"/>246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4" calcext:value-type="float">
            <text:p><text:s text:c="3"/>4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881" calcext:value-type="float">
            <text:p><text:s text:c="3"/>881</text:p>
          </table:table-cell>
          <table:table-cell table:style-name="ce68" office:value-type="float" office:value="861" calcext:value-type="float">
            <text:p><text:s text:c="3"/>861</text:p>
          </table:table-cell>
          <table:table-cell table:style-name="ce68" office:value-type="float" office:value="230" calcext:value-type="float">
            <text:p><text:s text:c="3"/>230</text:p>
          </table:table-cell>
          <table:table-cell table:style-name="ce68" office:value-type="float" office:value="162" calcext:value-type="float">
            <text:p><text:s text:c="3"/>16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49" office:value-type="float" office:value="0" calcext:value-type="float">
            <text:p>—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3091" calcext:value-type="float">
            <text:p><text:s text:c="3"/>3,091</text:p>
          </table:table-cell>
          <table:table-cell table:style-name="ce69" office:value-type="float" office:value="3772" calcext:value-type="float">
            <text:p><text:s text:c="3"/>3,772</text:p>
          </table:table-cell>
          <table:table-cell table:style-name="ce69" office:value-type="float" office:value="1027" calcext:value-type="float">
            <text:p><text:s text:c="3"/>1,027</text:p>
          </table:table-cell>
          <table:table-cell table:style-name="ce69" office:value-type="float" office:value="799" calcext:value-type="float">
            <text:p><text:s text:c="3"/>799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彰<text:span text:style-name="T1">化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1354" calcext:value-type="float">
            <text:p><text:s text:c="3"/>1,354</text:p>
          </table:table-cell>
          <table:table-cell table:style-name="ce59" office:value-type="float" office:value="1656" calcext:value-type="float">
            <text:p><text:s text:c="3"/>1,656</text:p>
          </table:table-cell>
          <table:table-cell table:style-name="ce59" office:value-type="float" office:value="533" calcext:value-type="float">
            <text:p><text:s text:c="3"/>533</text:p>
          </table:table-cell>
          <table:table-cell table:style-name="ce59" office:value-type="float" office:value="482" calcext:value-type="float">
            <text:p><text:s text:c="3"/>482</text:p>
          </table:table-cell>
          <table:table-cell table:number-columns-repeated="2" table:style-name="ce59" office:value-type="float" office:value="5" calcext:value-type="float">
            <text:p><text:s text:c="3"/>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37" calcext:value-type="float">
            <text:p><text:s text:c="3"/>537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1737" calcext:value-type="float">
            <text:p><text:s text:c="3"/>1,737</text:p>
          </table:table-cell>
          <table:table-cell table:style-name="ce68" office:value-type="float" office:value="2116" calcext:value-type="float">
            <text:p><text:s text:c="3"/>2,116</text:p>
          </table:table-cell>
          <table:table-cell table:style-name="ce68" office:value-type="float" office:value="494" calcext:value-type="float">
            <text:p><text:s text:c="3"/>494</text:p>
          </table:table-cell>
          <table:table-cell table:style-name="ce68" office:value-type="float" office:value="317" calcext:value-type="float">
            <text:p><text:s text:c="3"/>317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574" calcext:value-type="float">
            <text:p><text:s text:c="3"/>1,574</text:p>
          </table:table-cell>
          <table:table-cell table:style-name="ce69" office:value-type="float" office:value="1625" calcext:value-type="float">
            <text:p><text:s text:c="3"/>1,625</text:p>
          </table:table-cell>
          <table:table-cell table:style-name="ce69" office:value-type="float" office:value="299" calcext:value-type="float">
            <text:p><text:s text:c="3"/>299</text:p>
          </table:table-cell>
          <table:table-cell table:style-name="ce69" office:value-type="float" office:value="346" calcext:value-type="float">
            <text:p><text:s text:c="3"/>346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南<text:span text:style-name="T1">投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752" calcext:value-type="float">
            <text:p><text:s text:c="3"/>752</text:p>
          </table:table-cell>
          <table:table-cell table:style-name="ce59" office:value-type="float" office:value="748" calcext:value-type="float">
            <text:p><text:s text:c="3"/>748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208" calcext:value-type="float">
            <text:p><text:s text:c="3"/>208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822" calcext:value-type="float">
            <text:p><text:s text:c="3"/>822</text:p>
          </table:table-cell>
          <table:table-cell table:style-name="ce68" office:value-type="float" office:value="877" calcext:value-type="float">
            <text:p><text:s text:c="3"/>877</text:p>
          </table:table-cell>
          <table:table-cell table:style-name="ce68" office:value-type="float" office:value="155" calcext:value-type="float">
            <text:p><text:s text:c="3"/>155</text:p>
          </table:table-cell>
          <table:table-cell table:style-name="ce68" office:value-type="float" office:value="138" calcext:value-type="float">
            <text:p><text:s text:c="3"/>138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970" calcext:value-type="float">
            <text:p><text:s text:c="3"/>1,970</text:p>
          </table:table-cell>
          <table:table-cell table:style-name="ce69" office:value-type="float" office:value="2103" calcext:value-type="float">
            <text:p><text:s text:c="3"/>2,103</text:p>
          </table:table-cell>
          <table:table-cell table:style-name="ce69" office:value-type="float" office:value="436" calcext:value-type="float">
            <text:p><text:s text:c="3"/>436</text:p>
          </table:table-cell>
          <table:table-cell table:style-name="ce69" office:value-type="float" office:value="521" calcext:value-type="float">
            <text:p><text:s text:c="3"/>521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雲<text:span text:style-name="T1">林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915" calcext:value-type="float">
            <text:p><text:s text:c="3"/>915</text:p>
          </table:table-cell>
          <table:table-cell table:style-name="ce59" office:value-type="float" office:value="982" calcext:value-type="float">
            <text:p><text:s text:c="3"/>982</text:p>
          </table:table-cell>
          <table:table-cell table:style-name="ce59" office:value-type="float" office:value="224" calcext:value-type="float">
            <text:p><text:s text:c="3"/>224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4" calcext:value-type="float">
            <text:p><text:s text:c="3"/>254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1055" calcext:value-type="float">
            <text:p><text:s text:c="3"/>1,055</text:p>
          </table:table-cell>
          <table:table-cell table:style-name="ce68" office:value-type="float" office:value="1121" calcext:value-type="float">
            <text:p><text:s text:c="3"/>1,121</text:p>
          </table:table-cell>
          <table:table-cell table:style-name="ce68" office:value-type="float" office:value="212" calcext:value-type="float">
            <text:p><text:s text:c="3"/>212</text:p>
          </table:table-cell>
          <table:table-cell table:style-name="ce68" office:value-type="float" office:value="216" calcext:value-type="float">
            <text:p><text:s text:c="3"/>216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508" calcext:value-type="float">
            <text:p><text:s text:c="3"/>1,508</text:p>
          </table:table-cell>
          <table:table-cell table:style-name="ce69" office:value-type="float" office:value="1891" calcext:value-type="float">
            <text:p><text:s text:c="3"/>1,891</text:p>
          </table:table-cell>
          <table:table-cell table:style-name="ce69" office:value-type="float" office:value="291" calcext:value-type="float">
            <text:p><text:s text:c="3"/>291</text:p>
          </table:table-cell>
          <table:table-cell table:style-name="ce69" office:value-type="float" office:value="436" calcext:value-type="float">
            <text:p><text:s text:c="3"/>436</text:p>
          </table:table-cell>
          <table:table-cell table:number-columns-repeated="2" table:style-name="ce69" office:value-type="float" office:value="6" calcext:value-type="float">
            <text:p><text:s text:c="3"/>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嘉<text:span text:style-name="T1">義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711" calcext:value-type="float">
            <text:p><text:s text:c="3"/>711</text:p>
          </table:table-cell>
          <table:table-cell table:style-name="ce59" office:value-type="float" office:value="875" calcext:value-type="float">
            <text:p><text:s text:c="3"/>875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59" calcext:value-type="float">
            <text:p><text:s text:c="3"/>259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797" calcext:value-type="float">
            <text:p><text:s text:c="3"/>797</text:p>
          </table:table-cell>
          <table:table-cell table:style-name="ce68" office:value-type="float" office:value="1016" calcext:value-type="float">
            <text:p><text:s text:c="3"/>1,016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177" calcext:value-type="float">
            <text:p><text:s text:c="3"/>177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2542" calcext:value-type="float">
            <text:p><text:s text:c="3"/>2,542</text:p>
          </table:table-cell>
          <table:table-cell table:style-name="ce69" office:value-type="float" office:value="2952" calcext:value-type="float">
            <text:p><text:s text:c="3"/>2,952</text:p>
          </table:table-cell>
          <table:table-cell table:style-name="ce69" office:value-type="float" office:value="449" calcext:value-type="float">
            <text:p><text:s text:c="3"/>449</text:p>
          </table:table-cell>
          <table:table-cell table:style-name="ce69" office:value-type="float" office:value="622" calcext:value-type="float">
            <text:p><text:s text:c="3"/>622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屏<text:span text:style-name="T1">東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1200" calcext:value-type="float">
            <text:p><text:s text:c="3"/>1,200</text:p>
          </table:table-cell>
          <table:table-cell table:style-name="ce59" office:value-type="float" office:value="1323" calcext:value-type="float">
            <text:p><text:s text:c="3"/>1,323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398" calcext:value-type="float">
            <text:p><text:s text:c="3"/>398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1342" calcext:value-type="float">
            <text:p><text:s text:c="3"/>1,342</text:p>
          </table:table-cell>
          <table:table-cell table:style-name="ce68" office:value-type="float" office:value="1629" calcext:value-type="float">
            <text:p><text:s text:c="3"/>1,629</text:p>
          </table:table-cell>
          <table:table-cell table:style-name="ce68" office:value-type="float" office:value="205" calcext:value-type="float">
            <text:p><text:s text:c="3"/>205</text:p>
          </table:table-cell>
          <table:table-cell table:style-name="ce68" office:value-type="float" office:value="224" calcext:value-type="float">
            <text:p><text:s text:c="3"/>224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678" calcext:value-type="float">
            <text:p><text:s text:c="3"/>678</text:p>
          </table:table-cell>
          <table:table-cell table:style-name="ce69" office:value-type="float" office:value="815" calcext:value-type="float">
            <text:p><text:s text:c="3"/>815</text:p>
          </table:table-cell>
          <table:table-cell table:style-name="ce69" office:value-type="float" office:value="153" calcext:value-type="float">
            <text:p><text:s text:c="3"/>153</text:p>
          </table:table-cell>
          <table:table-cell table:style-name="ce69" office:value-type="float" office:value="210" calcext:value-type="float">
            <text:p><text:s text:c="3"/>210</text:p>
          </table:table-cell>
          <table:table-cell table:style-name="ce69" office:value-type="float" office:value="13" calcext:value-type="float">
            <text:p><text:s text:c="3"/>13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臺<text:span text:style-name="T1">東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9" calcext:value-type="float">
            <text:p><text:s text:c="3"/>9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377" calcext:value-type="float">
            <text:p><text:s text:c="3"/>377</text:p>
          </table:table-cell>
          <table:table-cell table:style-name="ce68" office:value-type="float" office:value="421" calcext:value-type="float">
            <text:p><text:s text:c="3"/>421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49" office:value-type="float" office:value="0" calcext:value-type="float">
            <text:p>—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396" calcext:value-type="float">
            <text:p><text:s text:c="3"/>1,396</text:p>
          </table:table-cell>
          <table:table-cell table:style-name="ce69" office:value-type="float" office:value="1513" calcext:value-type="float">
            <text:p><text:s text:c="3"/>1,513</text:p>
          </table:table-cell>
          <table:table-cell table:style-name="ce69" office:value-type="float" office:value="210" calcext:value-type="float">
            <text:p><text:s text:c="3"/>210</text:p>
          </table:table-cell>
          <table:table-cell table:style-name="ce69" office:value-type="float" office:value="260" calcext:value-type="float">
            <text:p><text:s text:c="3"/>260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花<text:span text:style-name="T1">蓮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648" calcext:value-type="float">
            <text:p><text:s text:c="3"/>648</text:p>
          </table:table-cell>
          <table:table-cell table:style-name="ce59" office:value-type="float" office:value="691" calcext:value-type="float">
            <text:p><text:s text:c="3"/>691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4" calcext:value-type="float">
            <text:p><text:s text:c="3"/>4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748" calcext:value-type="float">
            <text:p><text:s text:c="3"/>748</text:p>
          </table:table-cell>
          <table:table-cell table:style-name="ce68" office:value-type="float" office:value="822" calcext:value-type="float">
            <text:p><text:s text:c="3"/>822</text:p>
          </table:table-cell>
          <table:table-cell table:style-name="ce68" office:value-type="float" office:value="94" calcext:value-type="float">
            <text:p><text:s text:c="3"/>94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481" calcext:value-type="float">
            <text:p><text:s text:c="3"/>481</text:p>
          </table:table-cell>
          <table:table-cell table:style-name="ce69" office:value-type="float" office:value="321" calcext:value-type="float">
            <text:p><text:s text:c="3"/>321</text:p>
          </table:table-cell>
          <table:table-cell table:number-columns-repeated="2" table:style-name="ce69" office:value-type="float" office:value="70" calcext:value-type="float">
            <text:p><text:s text:c="3"/>70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澎<text:span text:style-name="T1">湖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40" calcext:value-type="float">
            <text:p><text:s text:c="3"/>4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223" calcext:value-type="float">
            <text:p><text:s text:c="3"/>223</text:p>
          </table:table-cell>
          <table:table-cell table:style-name="ce68" office:value-type="float" office:value="141" calcext:value-type="float">
            <text:p><text:s text:c="3"/>141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49" office:value-type="float" office:value="0" calcext:value-type="float">
            <text:p>—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599" calcext:value-type="float">
            <text:p><text:s text:c="3"/>1,599</text:p>
          </table:table-cell>
          <table:table-cell table:style-name="ce69" office:value-type="float" office:value="1726" calcext:value-type="float">
            <text:p><text:s text:c="3"/>1,726</text:p>
          </table:table-cell>
          <table:table-cell table:style-name="ce69" office:value-type="float" office:value="204" calcext:value-type="float">
            <text:p><text:s text:c="3"/>204</text:p>
          </table:table-cell>
          <table:table-cell table:style-name="ce69" office:value-type="float" office:value="212" calcext:value-type="float">
            <text:p><text:s text:c="3"/>212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基<text:span text:style-name="T1">隆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734" calcext:value-type="float">
            <text:p><text:s text:c="3"/>734</text:p>
          </table:table-cell>
          <table:table-cell table:style-name="ce59" office:value-type="float" office:value="813" calcext:value-type="float">
            <text:p><text:s text:c="3"/>813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120" calcext:value-type="float">
            <text:p><text:s text:c="3"/>120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865" calcext:value-type="float">
            <text:p><text:s text:c="3"/>865</text:p>
          </table:table-cell>
          <table:table-cell table:style-name="ce68" office:value-type="float" office:value="913" calcext:value-type="float">
            <text:p><text:s text:c="3"/>913</text:p>
          </table:table-cell>
          <table:table-cell table:style-name="ce68" office:value-type="float" office:value="102" calcext:value-type="float">
            <text:p><text:s text:c="3"/>102</text:p>
          </table:table-cell>
          <table:table-cell table:style-name="ce68" office:value-type="float" office:value="92" calcext:value-type="float">
            <text:p><text:s text:c="3"/>92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978" calcext:value-type="float">
            <text:p><text:s text:c="3"/>1,978</text:p>
          </table:table-cell>
          <table:table-cell table:style-name="ce69" office:value-type="float" office:value="1837" calcext:value-type="float">
            <text:p><text:s text:c="3"/>1,837</text:p>
          </table:table-cell>
          <table:table-cell table:style-name="ce69" office:value-type="float" office:value="459" calcext:value-type="float">
            <text:p><text:s text:c="3"/>459</text:p>
          </table:table-cell>
          <table:table-cell table:style-name="ce69" office:value-type="float" office:value="209" calcext:value-type="float">
            <text:p><text:s text:c="3"/>209</text:p>
          </table:table-cell>
          <table:table-cell table:number-columns-repeated="2" table:style-name="ce69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新<text:span text:style-name="T1">竹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881" calcext:value-type="float">
            <text:p><text:s text:c="3"/>881</text:p>
          </table:table-cell>
          <table:table-cell table:style-name="ce59" office:value-type="float" office:value="830" calcext:value-type="float">
            <text:p><text:s text:c="3"/>830</text:p>
          </table:table-cell>
          <table:table-cell table:style-name="ce59" office:value-type="float" office:value="246" calcext:value-type="float">
            <text:p><text:s text:c="3"/>246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1097" calcext:value-type="float">
            <text:p><text:s text:c="3"/>1,097</text:p>
          </table:table-cell>
          <table:table-cell table:style-name="ce68" office:value-type="float" office:value="1007" calcext:value-type="float">
            <text:p><text:s text:c="3"/>1,007</text:p>
          </table:table-cell>
          <table:table-cell table:style-name="ce68" office:value-type="float" office:value="213" calcext:value-type="float">
            <text:p><text:s text:c="3"/>213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49" office:value-type="float" office:value="0" calcext:value-type="float">
            <text:p>—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228" calcext:value-type="float">
            <text:p><text:s text:c="3"/>1,228</text:p>
          </table:table-cell>
          <table:table-cell table:style-name="ce69" office:value-type="float" office:value="1148" calcext:value-type="float">
            <text:p><text:s text:c="3"/>1,148</text:p>
          </table:table-cell>
          <table:table-cell table:style-name="ce69" office:value-type="float" office:value="162" calcext:value-type="float">
            <text:p><text:s text:c="3"/>162</text:p>
          </table:table-cell>
          <table:table-cell table:style-name="ce69" office:value-type="float" office:value="111" calcext:value-type="float">
            <text:p><text:s text:c="3"/>111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嘉<text:span text:style-name="T1">義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544" calcext:value-type="float">
            <text:p><text:s text:c="3"/>544</text:p>
          </table:table-cell>
          <table:table-cell table:style-name="ce59" office:value-type="float" office:value="517" calcext:value-type="float">
            <text:p><text:s text:c="3"/>517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684" calcext:value-type="float">
            <text:p><text:s text:c="3"/>684</text:p>
          </table:table-cell>
          <table:table-cell table:style-name="ce68" office:value-type="float" office:value="631" calcext:value-type="float">
            <text:p><text:s text:c="3"/>631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1" office:value-type="string" office:string-value="計" calcext:value-type="string">
            <text:p><text:s/>計 </text:p>
          </table:table-cell>
          <table:table-cell table:style-name="ce48" office:value-type="float" office:value="1218" calcext:value-type="float">
            <text:p><text:s text:c="3"/>1,218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132" calcext:value-type="float">
            <text:p><text:s text:c="3"/>132</text:p>
          </table:table-cell>
          <table:table-cell table:style-name="ce48" office:value-type="float" office:value="41" calcext:value-type="float">
            <text:p><text:s text:c="3"/>4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" calcext:value-type="float">
            <text:p><text:s text:c="3"/>2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福<text:span text:style-name="T7">建省</text:span>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624" calcext:value-type="float">
            <text:p><text:s text:c="3"/>624</text:p>
          </table:table-cell>
          <table:table-cell table:style-name="ce44" office:value-type="float" office:value="267" calcext:value-type="float">
            <text:p><text:s text:c="3"/>267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28" calcext:value-type="float">
            <text:p><text:s text:c="3"/>28</text:p>
          </table:table-cell>
          <table:table-cell table:style-name="ce44" office:value-type="float" office:value="2" calcext:value-type="float">
            <text:p><text:s text:c="3"/>2</text:p>
          </table:table-cell>
          <table:table-cell table:number-columns-repeated="2" table:style-name="ce44" office:value-type="float" office:value="0" calcext:value-type="float">
            <text:p>—</text:p>
          </table:table-cell>
          <table:table-cell table:style-name="ce44" office:value-type="float" office:value="32" calcext:value-type="float">
            <text:p><text:s text:c="3"/>32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2" office:value-type="string" office:string-value="女" calcext:value-type="string">
            <text:p><text:s/>女 </text:p>
          </table:table-cell>
          <table:table-cell table:style-name="ce45" office:value-type="float" office:value="594" calcext:value-type="float">
            <text:p><text:s text:c="3"/>594</text:p>
          </table:table-cell>
          <table:table-cell table:style-name="ce45" office:value-type="float" office:value="208" calcext:value-type="float">
            <text:p><text:s text:c="3"/>208</text:p>
          </table:table-cell>
          <table:table-cell table:style-name="ce45" office:value-type="float" office:value="71" calcext:value-type="float">
            <text:p><text:s text:c="3"/>71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0" calcext:value-type="float">
            <text:p>—</text:p>
          </table:table-cell>
          <table:table-cell table:style-name="ce45" office:value-type="float" office:value="1" calcext:value-type="float">
            <text:p><text:s text:c="3"/>1</text:p>
          </table:table-cell>
          <table:table-cell table:style-name="ce45" office:value-type="float" office:value="2" calcext:value-type="float">
            <text:p><text:s text:c="3"/>2</text:p>
          </table:table-cell>
          <table:table-cell table:number-columns-repeated="2" table:style-name="ce43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146" calcext:value-type="float">
            <text:p><text:s text:c="3"/>1,146</text:p>
          </table:table-cell>
          <table:table-cell table:style-name="ce69" office:value-type="float" office:value="392" calcext:value-type="float">
            <text:p><text:s text:c="3"/>392</text:p>
          </table:table-cell>
          <table:table-cell table:style-name="ce69" office:value-type="float" office:value="121" calcext:value-type="float">
            <text:p><text:s text:c="3"/>121</text:p>
          </table:table-cell>
          <table:table-cell table:style-name="ce69" office:value-type="float" office:value="35" calcext:value-type="float">
            <text:p><text:s text:c="3"/>35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金<text:span text:style-name="T1">門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576" calcext:value-type="float">
            <text:p><text:s text:c="3"/>576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570" calcext:value-type="float">
            <text:p><text:s text:c="3"/>570</text:p>
          </table:table-cell>
          <table:table-cell table:style-name="ce68" office:value-type="float" office:value="180" calcext:value-type="float">
            <text:p><text:s text:c="3"/>180</text:p>
          </table:table-cell>
          <table:table-cell table:style-name="ce68" office:value-type="float" office:value="66" calcext:value-type="float">
            <text:p><text:s text:c="3"/>66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72" calcext:value-type="float">
            <text:p><text:s text:c="3"/>72</text:p>
          </table:table-cell>
          <table:table-cell table:style-name="ce69" office:value-type="float" office:value="83" calcext:value-type="float">
            <text:p><text:s text:c="3"/>83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69" office:value-type="float" office:value="6" calcext:value-type="float">
            <text:p><text:s text:c="3"/>6</text:p>
          </table:table-cell>
          <table:table-cell table:number-columns-repeated="2" table:style-name="ce69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連<text:span text:style-name="T1">江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48" calcext:value-type="float">
            <text:p><text:s text:c="3"/>48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4" calcext:value-type="float">
            <text:p><text:s text:c="3"/>4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24" calcext:value-type="float">
            <text:p><text:s text:c="3"/>24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2" calcext:value-type="float">
            <text:p><text:s text:c="3"/>2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49" office:value-type="float" office:value="0" calcext:value-type="float">
            <text:p>—</text:p>
          </table:table-cell>
          <table:table-cell table:style-name="ce68" table:number-columns-repeated="2"/>
          <table:table-cell table:style-name="ce89" table:number-columns-repeated="19"/>
          <table:table-cell table:number-columns-repeated="994"/>
        </table:table-row>
        <table:table-row table:style-name="ro3">
          <table:table-cell table:style-name="ce27"/>
          <table:table-cell table:style-name="ce117" table:number-columns-repeated="5"/>
          <table:table-cell table:style-name="ce62"/>
          <table:table-cell table:style-name="ce120" office:value-type="string" calcext:value-type="string" table:number-columns-spanned="4" table:number-rows-spanned="1">
            <text:p>內政部戶政司 民國101年5月4日編製</text:p>
          </table:table-cell>
          <table:covered-table-cell table:number-columns-repeated="3" table:style-name="ce121"/>
          <table:table-cell table:style-name="ce127" table:number-columns-repeated="1013"/>
        </table:table-row>
        <table:table-row table:style-name="ro5">
          <table:table-cell table:style-name="ce27"/>
          <table:table-cell table:number-columns-repeated="3"/>
          <table:table-cell table:style-name="ce61" table:number-columns-repeated="7"/>
          <table:table-cell table:number-columns-repeated="1013"/>
        </table:table-row>
        <table:table-row table:style-name="ro11">
          <table:table-cell table:style-name="ce108"/>
          <table:table-cell table:number-columns-repeated="3"/>
          <table:table-cell table:style-name="ce61" table:number-columns-repeated="5"/>
          <table:table-cell table:style-name="ce123" table:number-columns-repeated="2"/>
          <table:table-cell table:number-columns-repeated="1013"/>
        </table:table-row>
        <table:table-row table:style-name="ro7">
          <table:table-cell table:style-name="ce108"/>
          <table:table-cell table:number-columns-repeated="1023"/>
        </table:table-row>
        <table:table-row table:style-name="ro7">
          <table:table-cell table:style-name="ce109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0662/A.%E4%B8%8A%E7%B6%B2%E6%9C%88%E5%A0%B1(%E5%90%AB1%E7%A7%91)/%E4%B8%8A%E7%B6%B2%E6%9C%88%E5%A0%B1101%E5%B9%B4/10103/01.%E6%88%B6%E6%95%B8%E4%BA%BA%E5%8F%A3%E6%95%B8-101.04.xls'#$''.$G$5]"/>
        <table:named-expression table:name="出生" table:base-cell-address="$年月別.$A$1" table:expression="['file:///D:/10%E7%B8%A3%E5%B8%82%E6%88%B6%E7%B1%8D%E7%99%BB%E8%A8%98%E7%B5%B1%E8%A8%88%E8%A1%A8m0sa-9701%E5%85%B1101%E5%80%8B/0662/A.%E4%B8%8A%E7%B6%B2%E6%9C%88%E5%A0%B1(%E5%90%AB1%E7%A7%91)/%E4%B8%8A%E7%B6%B2%E6%9C%88%E5%A0%B1101%E5%B9%B4/10103/01.%E6%88%B6%E6%95%B8%E4%BA%BA%E5%8F%A3%E6%95%B8-101.04.xls'#$''.$V$14:.$V$34]"/>
        <table:named-expression table:name="月底人口數" table:base-cell-address="$年月別.$A$1" table:expression="['file:///D:/10%E7%B8%A3%E5%B8%82%E6%88%B6%E7%B1%8D%E7%99%BB%E8%A8%98%E7%B5%B1%E8%A8%88%E8%A1%A8m0sa-9701%E5%85%B1101%E5%80%8B/0662/A.%E4%B8%8A%E7%B6%B2%E6%9C%88%E5%A0%B1(%E5%90%AB1%E7%A7%91)/%E4%B8%8A%E7%B6%B2%E6%9C%88%E5%A0%B1101%E5%B9%B4/10103/01.%E6%88%B6%E6%95%B8%E4%BA%BA%E5%8F%A3%E6%95%B8-101.04.xls'#$''.$AT$14:.$AU$34]"/>
        <table:named-expression table:name="死亡" table:base-cell-address="$年月別.$A$1" table:expression="['file:///D:/10%E7%B8%A3%E5%B8%82%E6%88%B6%E7%B1%8D%E7%99%BB%E8%A8%98%E7%B5%B1%E8%A8%88%E8%A1%A8m0sa-9701%E5%85%B1101%E5%80%8B/0662/A.%E4%B8%8A%E7%B6%B2%E6%9C%88%E5%A0%B1(%E5%90%AB1%E7%A7%91)/%E4%B8%8A%E7%B6%B2%E6%9C%88%E5%A0%B1101%E5%B9%B4/10103/01.%E6%88%B6%E6%95%B8%E4%BA%BA%E5%8F%A3%E6%95%B8-101.04.xls'#$''.$Y$14:.$Y$34]"/>
        <table:named-expression table:name="結婚" table:base-cell-address="$年月別.$A$1" table:expression="['file:///D:/10%E7%B8%A3%E5%B8%82%E6%88%B6%E7%B1%8D%E7%99%BB%E8%A8%98%E7%B5%B1%E8%A8%88%E8%A1%A8m0sa-9701%E5%85%B1101%E5%80%8B/0662/A.%E4%B8%8A%E7%B6%B2%E6%9C%88%E5%A0%B1(%E5%90%AB1%E7%A7%91)/%E4%B8%8A%E7%B6%B2%E6%9C%88%E5%A0%B1101%E5%B9%B4/10103/01.%E6%88%B6%E6%95%B8%E4%BA%BA%E5%8F%A3%E6%95%B8-101.04.xls'#$''.$L$14:.$L$34]"/>
        <table:named-expression table:name="鄰數戶數" table:base-cell-address="$年月別.$A$1" table:expression="['file:///D:/10%E7%B8%A3%E5%B8%82%E6%88%B6%E7%B1%8D%E7%99%BB%E8%A8%98%E7%B5%B1%E8%A8%88%E8%A1%A8m0sa-9701%E5%85%B1101%E5%80%8B/0662/A.%E4%B8%8A%E7%B6%B2%E6%9C%88%E5%A0%B1(%E5%90%AB1%E7%A7%91)/%E4%B8%8A%E7%B6%B2%E6%9C%88%E5%A0%B1101%E5%B9%B4/10103/01.%E6%88%B6%E6%95%B8%E4%BA%BA%E5%8F%A3%E6%95%B8-101.04.xls'#$''.$AQ$14:.$AR$34]"/>
        <table:named-expression table:name="離婚" table:base-cell-address="$年月別.$A$1" table:expression="['file:///D:/10%E7%B8%A3%E5%B8%82%E6%88%B6%E7%B1%8D%E7%99%BB%E8%A8%98%E7%B5%B1%E8%A8%88%E8%A1%A8m0sa-9701%E5%85%B1101%E5%80%8B/0662/A.%E4%B8%8A%E7%B6%B2%E6%9C%88%E5%A0%B1(%E5%90%AB1%E7%A7%91)/%E4%B8%8A%E7%B6%B2%E6%9C%88%E5%A0%B1101%E5%B9%B4/10103/01.%E6%88%B6%E6%95%B8%E4%BA%BA%E5%8F%A3%E6%95%B8-101.0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5-07T18:19:16</meta:creation-date>
    <dc:creator>user</dc:creator>
    <dc:date>2012-05-07T19:13:28</dc:date>
    <meta:document-statistic meta:table-count="2" meta:cell-count="1547" meta:object-count="0"/>
    <meta:generator>LibreOffice/5.0.5.2$Windows_x86 LibreOffice_project/55b006a02d247b5f7215fc6ea0fde844b30035b3</meta:generator>
  </office:meta>
</office:document-meta>
</file>